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shapes>
          <draw:frame draw:z-index="0" draw:style-name="gr1" draw:text-style-name="P1" svg:width="6.2988in" svg:height="3.5429in" svg:x="3.9075in" svg:y="0in">
            <draw:object draw:notify-on-update-of-ranges="tests.A1:tests.A100 tests.B1:tests.B100 tests.A1:tests.A100 tests.C1:tests.C100 tests.A1:tests.A100 tests.D1:tests.D100 tests.A1:tests.A100 tests.E1:tests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6996in" svg:y="0.0394in">
            <draw:object draw:notify-on-update-of-ranges="tests.N1:tests.N100 tests.O1:tests.O100 tests.N1:tests.N100 tests.P1:tests.P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9" calcext:value-type="float">
            <text:p>5329</text:p>
          </table:table-cell>
          <table:table-cell office:value-type="float" office:value="5049" calcext:value-type="float">
            <text:p>5049</text:p>
          </table:table-cell>
          <table:table-cell office:value-type="float" office:value="2624" calcext:value-type="float">
            <text:p>2624</text:p>
          </table:table-cell>
          <table:table-cell office:value-type="float" office:value="1894" calcext:value-type="float">
            <text:p>18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624" calcext:value-type="float">
            <text:p>262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44" calcext:value-type="float">
            <text:p>19544</text:p>
          </table:table-cell>
          <table:table-cell office:value-type="float" office:value="20099" calcext:value-type="float">
            <text:p>20099</text:p>
          </table:table-cell>
          <table:table-cell office:value-type="float" office:value="6990" calcext:value-type="float">
            <text:p>6990</text:p>
          </table:table-cell>
          <table:table-cell office:value-type="float" office:value="4357" calcext:value-type="float">
            <text:p>4357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84" calcext:value-type="float">
            <text:p>45184</text:p>
          </table:table-cell>
          <table:table-cell office:value-type="float" office:value="45149" calcext:value-type="float">
            <text:p>45149</text:p>
          </table:table-cell>
          <table:table-cell office:value-type="float" office:value="12048" calcext:value-type="float">
            <text:p>12048</text:p>
          </table:table-cell>
          <table:table-cell office:value-type="float" office:value="7177" calcext:value-type="float">
            <text:p>7177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2048" calcext:value-type="float">
            <text:p>12048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756" calcext:value-type="float">
            <text:p>80756</text:p>
          </table:table-cell>
          <table:table-cell office:value-type="float" office:value="80199" calcext:value-type="float">
            <text:p>80199</text:p>
          </table:table-cell>
          <table:table-cell office:value-type="float" office:value="17395" calcext:value-type="float">
            <text:p>17395</text:p>
          </table:table-cell>
          <table:table-cell office:value-type="float" office:value="9807" calcext:value-type="float">
            <text:p>9807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17395" calcext:value-type="float">
            <text:p>17395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241" calcext:value-type="float">
            <text:p>124241</text:p>
          </table:table-cell>
          <table:table-cell office:value-type="float" office:value="125249" calcext:value-type="float">
            <text:p>125249</text:p>
          </table:table-cell>
          <table:table-cell office:value-type="float" office:value="22818" calcext:value-type="float">
            <text:p>22818</text:p>
          </table:table-cell>
          <table:table-cell office:value-type="float" office:value="12347" calcext:value-type="float">
            <text:p>12347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22818" calcext:value-type="float">
            <text:p>22818</text:p>
          </table:table-cell>
          <table:table-cell office:value-type="float" office:value="12347" calcext:value-type="float">
            <text:p>123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7509" calcext:value-type="float">
            <text:p>177509</text:p>
          </table:table-cell>
          <table:table-cell office:value-type="float" office:value="180299" calcext:value-type="float">
            <text:p>180299</text:p>
          </table:table-cell>
          <table:table-cell office:value-type="float" office:value="30262" calcext:value-type="float">
            <text:p>30262</text:p>
          </table:table-cell>
          <table:table-cell office:value-type="float" office:value="15981" calcext:value-type="float">
            <text:p>15981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30262" calcext:value-type="float">
            <text:p>30262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2820" calcext:value-type="float">
            <text:p>242820</text:p>
          </table:table-cell>
          <table:table-cell office:value-type="float" office:value="245349" calcext:value-type="float">
            <text:p>245349</text:p>
          </table:table-cell>
          <table:table-cell office:value-type="float" office:value="35752" calcext:value-type="float">
            <text:p>35752</text:p>
          </table:table-cell>
          <table:table-cell office:value-type="float" office:value="18556" calcext:value-type="float">
            <text:p>18556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35752" calcext:value-type="float">
            <text:p>35752</text:p>
          </table:table-cell>
          <table:table-cell office:value-type="float" office:value="18556" calcext:value-type="float">
            <text:p>185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1441" calcext:value-type="float">
            <text:p>321441</text:p>
          </table:table-cell>
          <table:table-cell office:value-type="float" office:value="320399" calcext:value-type="float">
            <text:p>320399</text:p>
          </table:table-cell>
          <table:table-cell office:value-type="float" office:value="44193" calcext:value-type="float">
            <text:p>44193</text:p>
          </table:table-cell>
          <table:table-cell office:value-type="float" office:value="21763" calcext:value-type="float">
            <text:p>21763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44193" calcext:value-type="float">
            <text:p>44193</text:p>
          </table:table-cell>
          <table:table-cell office:value-type="float" office:value="21763" calcext:value-type="float">
            <text:p>217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6773" calcext:value-type="float">
            <text:p>406773</text:p>
          </table:table-cell>
          <table:table-cell office:value-type="float" office:value="405449" calcext:value-type="float">
            <text:p>405449</text:p>
          </table:table-cell>
          <table:table-cell office:value-type="float" office:value="49905" calcext:value-type="float">
            <text:p>49905</text:p>
          </table:table-cell>
          <table:table-cell office:value-type="float" office:value="24601" calcext:value-type="float">
            <text:p>24601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49905" calcext:value-type="float">
            <text:p>49905</text:p>
          </table:table-cell>
          <table:table-cell office:value-type="float" office:value="24601" calcext:value-type="float">
            <text:p>246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7352" calcext:value-type="float">
            <text:p>497352</text:p>
          </table:table-cell>
          <table:table-cell office:value-type="float" office:value="500499" calcext:value-type="float">
            <text:p>500499</text:p>
          </table:table-cell>
          <table:table-cell office:value-type="float" office:value="59313" calcext:value-type="float">
            <text:p>59313</text:p>
          </table:table-cell>
          <table:table-cell office:value-type="float" office:value="27316" calcext:value-type="float">
            <text:p>27316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9313" calcext:value-type="float">
            <text:p>59313</text:p>
          </table:table-cell>
          <table:table-cell office:value-type="float" office:value="27316" calcext:value-type="float">
            <text:p>273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95468" calcext:value-type="float">
            <text:p>595468</text:p>
          </table:table-cell>
          <table:table-cell office:value-type="float" office:value="605549" calcext:value-type="float">
            <text:p>605549</text:p>
          </table:table-cell>
          <table:table-cell office:value-type="float" office:value="67424" calcext:value-type="float">
            <text:p>67424</text:p>
          </table:table-cell>
          <table:table-cell office:value-type="float" office:value="32605" calcext:value-type="float">
            <text:p>32605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67424" calcext:value-type="float">
            <text:p>67424</text:p>
          </table:table-cell>
          <table:table-cell office:value-type="float" office:value="32605" calcext:value-type="float">
            <text:p>326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18846" calcext:value-type="float">
            <text:p>718846</text:p>
          </table:table-cell>
          <table:table-cell office:value-type="float" office:value="720599" calcext:value-type="float">
            <text:p>720599</text:p>
          </table:table-cell>
          <table:table-cell office:value-type="float" office:value="71350" calcext:value-type="float">
            <text:p>71350</text:p>
          </table:table-cell>
          <table:table-cell office:value-type="float" office:value="35152" calcext:value-type="float">
            <text:p>35152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71350" calcext:value-type="float">
            <text:p>71350</text:p>
          </table:table-cell>
          <table:table-cell office:value-type="float" office:value="35152" calcext:value-type="float">
            <text:p>351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35547" calcext:value-type="float">
            <text:p>835547</text:p>
          </table:table-cell>
          <table:table-cell office:value-type="float" office:value="845649" calcext:value-type="float">
            <text:p>845649</text:p>
          </table:table-cell>
          <table:table-cell office:value-type="float" office:value="77334" calcext:value-type="float">
            <text:p>77334</text:p>
          </table:table-cell>
          <table:table-cell office:value-type="float" office:value="38317" calcext:value-type="float">
            <text:p>38317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77334" calcext:value-type="float">
            <text:p>77334</text:p>
          </table:table-cell>
          <table:table-cell office:value-type="float" office:value="38317" calcext:value-type="float">
            <text:p>3831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75220" calcext:value-type="float">
            <text:p>975220</text:p>
          </table:table-cell>
          <table:table-cell office:value-type="float" office:value="980699" calcext:value-type="float">
            <text:p>980699</text:p>
          </table:table-cell>
          <table:table-cell office:value-type="float" office:value="85617" calcext:value-type="float">
            <text:p>85617</text:p>
          </table:table-cell>
          <table:table-cell office:value-type="float" office:value="40805" calcext:value-type="float">
            <text:p>4080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85617" calcext:value-type="float">
            <text:p>85617</text:p>
          </table:table-cell>
          <table:table-cell office:value-type="float" office:value="40805" calcext:value-type="float">
            <text:p>408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12444" calcext:value-type="float">
            <text:p>1112444</text:p>
          </table:table-cell>
          <table:table-cell office:value-type="float" office:value="1125749" calcext:value-type="float">
            <text:p>1125749</text:p>
          </table:table-cell>
          <table:table-cell office:value-type="float" office:value="95217" calcext:value-type="float">
            <text:p>95217</text:p>
          </table:table-cell>
          <table:table-cell office:value-type="float" office:value="43725" calcext:value-type="float">
            <text:p>4372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95217" calcext:value-type="float">
            <text:p>95217</text:p>
          </table:table-cell>
          <table:table-cell office:value-type="float" office:value="43725" calcext:value-type="float">
            <text:p>437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030" calcext:value-type="float">
            <text:p>1280030</text:p>
          </table:table-cell>
          <table:table-cell office:value-type="float" office:value="1280799" calcext:value-type="float">
            <text:p>1280799</text:p>
          </table:table-cell>
          <table:table-cell office:value-type="float" office:value="103476" calcext:value-type="float">
            <text:p>103476</text:p>
          </table:table-cell>
          <table:table-cell office:value-type="float" office:value="47739" calcext:value-type="float">
            <text:p>47739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103476" calcext:value-type="float">
            <text:p>103476</text:p>
          </table:table-cell>
          <table:table-cell office:value-type="float" office:value="47739" calcext:value-type="float">
            <text:p>477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4312" calcext:value-type="float">
            <text:p>1444312</text:p>
          </table:table-cell>
          <table:table-cell office:value-type="float" office:value="1445849" calcext:value-type="float">
            <text:p>1445849</text:p>
          </table:table-cell>
          <table:table-cell office:value-type="float" office:value="109084" calcext:value-type="float">
            <text:p>109084</text:p>
          </table:table-cell>
          <table:table-cell office:value-type="float" office:value="50492" calcext:value-type="float">
            <text:p>50492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109084" calcext:value-type="float">
            <text:p>109084</text:p>
          </table:table-cell>
          <table:table-cell office:value-type="float" office:value="50492" calcext:value-type="float">
            <text:p>504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5094" calcext:value-type="float">
            <text:p>1605094</text:p>
          </table:table-cell>
          <table:table-cell office:value-type="float" office:value="1620899" calcext:value-type="float">
            <text:p>1620899</text:p>
          </table:table-cell>
          <table:table-cell office:value-type="float" office:value="116498" calcext:value-type="float">
            <text:p>116498</text:p>
          </table:table-cell>
          <table:table-cell office:value-type="float" office:value="53913" calcext:value-type="float">
            <text:p>53913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116498" calcext:value-type="float">
            <text:p>116498</text:p>
          </table:table-cell>
          <table:table-cell office:value-type="float" office:value="53913" calcext:value-type="float">
            <text:p>5391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88107" calcext:value-type="float">
            <text:p>1788107</text:p>
          </table:table-cell>
          <table:table-cell office:value-type="float" office:value="1805949" calcext:value-type="float">
            <text:p>1805949</text:p>
          </table:table-cell>
          <table:table-cell office:value-type="float" office:value="127452" calcext:value-type="float">
            <text:p>127452</text:p>
          </table:table-cell>
          <table:table-cell office:value-type="float" office:value="56601" calcext:value-type="float">
            <text:p>56601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127452" calcext:value-type="float">
            <text:p>127452</text:p>
          </table:table-cell>
          <table:table-cell office:value-type="float" office:value="56601" calcext:value-type="float">
            <text:p>566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7308" calcext:value-type="float">
            <text:p>1987308</text:p>
          </table:table-cell>
          <table:table-cell office:value-type="float" office:value="2000999" calcext:value-type="float">
            <text:p>2000999</text:p>
          </table:table-cell>
          <table:table-cell office:value-type="float" office:value="134765" calcext:value-type="float">
            <text:p>134765</text:p>
          </table:table-cell>
          <table:table-cell office:value-type="float" office:value="59822" calcext:value-type="float">
            <text:p>59822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34765" calcext:value-type="float">
            <text:p>134765</text:p>
          </table:table-cell>
          <table:table-cell office:value-type="float" office:value="59822" calcext:value-type="float">
            <text:p>598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77805" calcext:value-type="float">
            <text:p>2177805</text:p>
          </table:table-cell>
          <table:table-cell office:value-type="float" office:value="2206049" calcext:value-type="float">
            <text:p>2206049</text:p>
          </table:table-cell>
          <table:table-cell office:value-type="float" office:value="145509" calcext:value-type="float">
            <text:p>145509</text:p>
          </table:table-cell>
          <table:table-cell office:value-type="float" office:value="68332" calcext:value-type="float">
            <text:p>68332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145509" calcext:value-type="float">
            <text:p>145509</text:p>
          </table:table-cell>
          <table:table-cell office:value-type="float" office:value="68332" calcext:value-type="float">
            <text:p>6833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78525" calcext:value-type="float">
            <text:p>2378525</text:p>
          </table:table-cell>
          <table:table-cell office:value-type="float" office:value="2421099" calcext:value-type="float">
            <text:p>2421099</text:p>
          </table:table-cell>
          <table:table-cell office:value-type="float" office:value="152542" calcext:value-type="float">
            <text:p>152542</text:p>
          </table:table-cell>
          <table:table-cell office:value-type="float" office:value="70935" calcext:value-type="float">
            <text:p>70935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152542" calcext:value-type="float">
            <text:p>152542</text:p>
          </table:table-cell>
          <table:table-cell office:value-type="float" office:value="70935" calcext:value-type="float">
            <text:p>709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33253" calcext:value-type="float">
            <text:p>2633253</text:p>
          </table:table-cell>
          <table:table-cell office:value-type="float" office:value="2646149" calcext:value-type="float">
            <text:p>2646149</text:p>
          </table:table-cell>
          <table:table-cell office:value-type="float" office:value="158815" calcext:value-type="float">
            <text:p>158815</text:p>
          </table:table-cell>
          <table:table-cell office:value-type="float" office:value="73479" calcext:value-type="float">
            <text:p>73479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158815" calcext:value-type="float">
            <text:p>158815</text:p>
          </table:table-cell>
          <table:table-cell office:value-type="float" office:value="73479" calcext:value-type="float">
            <text:p>734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56816" calcext:value-type="float">
            <text:p>2856816</text:p>
          </table:table-cell>
          <table:table-cell office:value-type="float" office:value="2881199" calcext:value-type="float">
            <text:p>2881199</text:p>
          </table:table-cell>
          <table:table-cell office:value-type="float" office:value="167380" calcext:value-type="float">
            <text:p>167380</text:p>
          </table:table-cell>
          <table:table-cell office:value-type="float" office:value="76567" calcext:value-type="float">
            <text:p>76567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167380" calcext:value-type="float">
            <text:p>167380</text:p>
          </table:table-cell>
          <table:table-cell office:value-type="float" office:value="76567" calcext:value-type="float">
            <text:p>765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82676" calcext:value-type="float">
            <text:p>3082676</text:p>
          </table:table-cell>
          <table:table-cell office:value-type="float" office:value="3126249" calcext:value-type="float">
            <text:p>3126249</text:p>
          </table:table-cell>
          <table:table-cell office:value-type="float" office:value="175957" calcext:value-type="float">
            <text:p>175957</text:p>
          </table:table-cell>
          <table:table-cell office:value-type="float" office:value="79490" calcext:value-type="float">
            <text:p>79490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175957" calcext:value-type="float">
            <text:p>175957</text:p>
          </table:table-cell>
          <table:table-cell office:value-type="float" office:value="79490" calcext:value-type="float">
            <text:p>7949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39078" calcext:value-type="float">
            <text:p>3339078</text:p>
          </table:table-cell>
          <table:table-cell office:value-type="float" office:value="3381299" calcext:value-type="float">
            <text:p>3381299</text:p>
          </table:table-cell>
          <table:table-cell office:value-type="float" office:value="191270" calcext:value-type="float">
            <text:p>191270</text:p>
          </table:table-cell>
          <table:table-cell office:value-type="float" office:value="83423" calcext:value-type="float">
            <text:p>8342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191270" calcext:value-type="float">
            <text:p>191270</text:p>
          </table:table-cell>
          <table:table-cell office:value-type="float" office:value="83423" calcext:value-type="float">
            <text:p>834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05740" calcext:value-type="float">
            <text:p>3605740</text:p>
          </table:table-cell>
          <table:table-cell office:value-type="float" office:value="3646349" calcext:value-type="float">
            <text:p>3646349</text:p>
          </table:table-cell>
          <table:table-cell office:value-type="float" office:value="192726" calcext:value-type="float">
            <text:p>192726</text:p>
          </table:table-cell>
          <table:table-cell office:value-type="float" office:value="86208" calcext:value-type="float">
            <text:p>86208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192726" calcext:value-type="float">
            <text:p>192726</text:p>
          </table:table-cell>
          <table:table-cell office:value-type="float" office:value="86208" calcext:value-type="float">
            <text:p>8620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54853" calcext:value-type="float">
            <text:p>3854853</text:p>
          </table:table-cell>
          <table:table-cell office:value-type="float" office:value="3921399" calcext:value-type="float">
            <text:p>3921399</text:p>
          </table:table-cell>
          <table:table-cell office:value-type="float" office:value="200967" calcext:value-type="float">
            <text:p>200967</text:p>
          </table:table-cell>
          <table:table-cell office:value-type="float" office:value="88911" calcext:value-type="float">
            <text:p>8891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200967" calcext:value-type="float">
            <text:p>200967</text:p>
          </table:table-cell>
          <table:table-cell office:value-type="float" office:value="88911" calcext:value-type="float">
            <text:p>889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73223" calcext:value-type="float">
            <text:p>4173223</text:p>
          </table:table-cell>
          <table:table-cell office:value-type="float" office:value="4206449" calcext:value-type="float">
            <text:p>4206449</text:p>
          </table:table-cell>
          <table:table-cell office:value-type="float" office:value="214822" calcext:value-type="float">
            <text:p>214822</text:p>
          </table:table-cell>
          <table:table-cell office:value-type="float" office:value="92211" calcext:value-type="float">
            <text:p>92211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214822" calcext:value-type="float">
            <text:p>214822</text:p>
          </table:table-cell>
          <table:table-cell office:value-type="float" office:value="92211" calcext:value-type="float">
            <text:p>922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67901" calcext:value-type="float">
            <text:p>4467901</text:p>
          </table:table-cell>
          <table:table-cell office:value-type="float" office:value="4501499" calcext:value-type="float">
            <text:p>4501499</text:p>
          </table:table-cell>
          <table:table-cell office:value-type="float" office:value="223095" calcext:value-type="float">
            <text:p>223095</text:p>
          </table:table-cell>
          <table:table-cell office:value-type="float" office:value="95242" calcext:value-type="float">
            <text:p>95242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223095" calcext:value-type="float">
            <text:p>223095</text:p>
          </table:table-cell>
          <table:table-cell office:value-type="float" office:value="95242" calcext:value-type="float">
            <text:p>9524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39007" calcext:value-type="float">
            <text:p>4739007</text:p>
          </table:table-cell>
          <table:table-cell office:value-type="float" office:value="4806549" calcext:value-type="float">
            <text:p>4806549</text:p>
          </table:table-cell>
          <table:table-cell office:value-type="float" office:value="222355" calcext:value-type="float">
            <text:p>222355</text:p>
          </table:table-cell>
          <table:table-cell office:value-type="float" office:value="101007" calcext:value-type="float">
            <text:p>101007</text:p>
          </table:table-cell>
          <table:table-cell table:number-columns-repeated="8"/>
          <table:table-cell office:value-type="float" office:value="3100" calcext:value-type="float">
            <text:p>3100</text:p>
          </table:table-cell>
          <table:table-cell office:value-type="float" office:value="222355" calcext:value-type="float">
            <text:p>222355</text:p>
          </table:table-cell>
          <table:table-cell office:value-type="float" office:value="101007" calcext:value-type="float">
            <text:p>10100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42923" calcext:value-type="float">
            <text:p>5042923</text:p>
          </table:table-cell>
          <table:table-cell office:value-type="float" office:value="5121599" calcext:value-type="float">
            <text:p>5121599</text:p>
          </table:table-cell>
          <table:table-cell office:value-type="float" office:value="233619" calcext:value-type="float">
            <text:p>233619</text:p>
          </table:table-cell>
          <table:table-cell office:value-type="float" office:value="103796" calcext:value-type="float">
            <text:p>103796</text:p>
          </table:table-cell>
          <table:table-cell table:number-columns-repeated="8"/>
          <table:table-cell office:value-type="float" office:value="3200" calcext:value-type="float">
            <text:p>3200</text:p>
          </table:table-cell>
          <table:table-cell office:value-type="float" office:value="233619" calcext:value-type="float">
            <text:p>233619</text:p>
          </table:table-cell>
          <table:table-cell office:value-type="float" office:value="103796" calcext:value-type="float">
            <text:p>10379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360132" calcext:value-type="float">
            <text:p>5360132</text:p>
          </table:table-cell>
          <table:table-cell office:value-type="float" office:value="5446649" calcext:value-type="float">
            <text:p>5446649</text:p>
          </table:table-cell>
          <table:table-cell office:value-type="float" office:value="246040" calcext:value-type="float">
            <text:p>246040</text:p>
          </table:table-cell>
          <table:table-cell office:value-type="float" office:value="106487" calcext:value-type="float">
            <text:p>106487</text:p>
          </table:table-cell>
          <table:table-cell table:number-columns-repeated="8"/>
          <table:table-cell office:value-type="float" office:value="3300" calcext:value-type="float">
            <text:p>3300</text:p>
          </table:table-cell>
          <table:table-cell office:value-type="float" office:value="246040" calcext:value-type="float">
            <text:p>246040</text:p>
          </table:table-cell>
          <table:table-cell office:value-type="float" office:value="106487" calcext:value-type="float">
            <text:p>10648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686689" calcext:value-type="float">
            <text:p>5686689</text:p>
          </table:table-cell>
          <table:table-cell office:value-type="float" office:value="5781699" calcext:value-type="float">
            <text:p>5781699</text:p>
          </table:table-cell>
          <table:table-cell office:value-type="float" office:value="256478" calcext:value-type="float">
            <text:p>256478</text:p>
          </table:table-cell>
          <table:table-cell office:value-type="float" office:value="109812" calcext:value-type="float">
            <text:p>109812</text:p>
          </table:table-cell>
          <table:table-cell table:number-columns-repeated="8"/>
          <table:table-cell office:value-type="float" office:value="3400" calcext:value-type="float">
            <text:p>3400</text:p>
          </table:table-cell>
          <table:table-cell office:value-type="float" office:value="256478" calcext:value-type="float">
            <text:p>256478</text:p>
          </table:table-cell>
          <table:table-cell office:value-type="float" office:value="109812" calcext:value-type="float">
            <text:p>10981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90909" calcext:value-type="float">
            <text:p>6090909</text:p>
          </table:table-cell>
          <table:table-cell office:value-type="float" office:value="6126749" calcext:value-type="float">
            <text:p>6126749</text:p>
          </table:table-cell>
          <table:table-cell office:value-type="float" office:value="267802" calcext:value-type="float">
            <text:p>267802</text:p>
          </table:table-cell>
          <table:table-cell office:value-type="float" office:value="112768" calcext:value-type="float">
            <text:p>112768</text:p>
          </table:table-cell>
          <table:table-cell table:number-columns-repeated="8"/>
          <table:table-cell office:value-type="float" office:value="3500" calcext:value-type="float">
            <text:p>3500</text:p>
          </table:table-cell>
          <table:table-cell office:value-type="float" office:value="267802" calcext:value-type="float">
            <text:p>267802</text:p>
          </table:table-cell>
          <table:table-cell office:value-type="float" office:value="112768" calcext:value-type="float">
            <text:p>11276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14959" calcext:value-type="float">
            <text:p>6414959</text:p>
          </table:table-cell>
          <table:table-cell office:value-type="float" office:value="6481799" calcext:value-type="float">
            <text:p>6481799</text:p>
          </table:table-cell>
          <table:table-cell office:value-type="float" office:value="278065" calcext:value-type="float">
            <text:p>278065</text:p>
          </table:table-cell>
          <table:table-cell office:value-type="float" office:value="117158" calcext:value-type="float">
            <text:p>117158</text:p>
          </table:table-cell>
          <table:table-cell table:number-columns-repeated="8"/>
          <table:table-cell office:value-type="float" office:value="3600" calcext:value-type="float">
            <text:p>3600</text:p>
          </table:table-cell>
          <table:table-cell office:value-type="float" office:value="278065" calcext:value-type="float">
            <text:p>278065</text:p>
          </table:table-cell>
          <table:table-cell office:value-type="float" office:value="117158" calcext:value-type="float">
            <text:p>11715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750740" calcext:value-type="float">
            <text:p>6750740</text:p>
          </table:table-cell>
          <table:table-cell office:value-type="float" office:value="6846849" calcext:value-type="float">
            <text:p>6846849</text:p>
          </table:table-cell>
          <table:table-cell office:value-type="float" office:value="278509" calcext:value-type="float">
            <text:p>278509</text:p>
          </table:table-cell>
          <table:table-cell office:value-type="float" office:value="119848" calcext:value-type="float">
            <text:p>119848</text:p>
          </table:table-cell>
          <table:table-cell table:number-columns-repeated="8"/>
          <table:table-cell office:value-type="float" office:value="3700" calcext:value-type="float">
            <text:p>3700</text:p>
          </table:table-cell>
          <table:table-cell office:value-type="float" office:value="278509" calcext:value-type="float">
            <text:p>278509</text:p>
          </table:table-cell>
          <table:table-cell office:value-type="float" office:value="119848" calcext:value-type="float">
            <text:p>11984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92551" calcext:value-type="float">
            <text:p>7092551</text:p>
          </table:table-cell>
          <table:table-cell office:value-type="float" office:value="7221899" calcext:value-type="float">
            <text:p>7221899</text:p>
          </table:table-cell>
          <table:table-cell office:value-type="float" office:value="285768" calcext:value-type="float">
            <text:p>285768</text:p>
          </table:table-cell>
          <table:table-cell office:value-type="float" office:value="122988" calcext:value-type="float">
            <text:p>122988</text:p>
          </table:table-cell>
          <table:table-cell table:number-columns-repeated="8"/>
          <table:table-cell office:value-type="float" office:value="3800" calcext:value-type="float">
            <text:p>3800</text:p>
          </table:table-cell>
          <table:table-cell office:value-type="float" office:value="285768" calcext:value-type="float">
            <text:p>285768</text:p>
          </table:table-cell>
          <table:table-cell office:value-type="float" office:value="122988" calcext:value-type="float">
            <text:p>12298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489475" calcext:value-type="float">
            <text:p>7489475</text:p>
          </table:table-cell>
          <table:table-cell office:value-type="float" office:value="7606949" calcext:value-type="float">
            <text:p>7606949</text:p>
          </table:table-cell>
          <table:table-cell office:value-type="float" office:value="306224" calcext:value-type="float">
            <text:p>306224</text:p>
          </table:table-cell>
          <table:table-cell office:value-type="float" office:value="126509" calcext:value-type="float">
            <text:p>126509</text:p>
          </table:table-cell>
          <table:table-cell table:number-columns-repeated="8"/>
          <table:table-cell office:value-type="float" office:value="3900" calcext:value-type="float">
            <text:p>3900</text:p>
          </table:table-cell>
          <table:table-cell office:value-type="float" office:value="306224" calcext:value-type="float">
            <text:p>306224</text:p>
          </table:table-cell>
          <table:table-cell office:value-type="float" office:value="126509" calcext:value-type="float">
            <text:p>1265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950832" calcext:value-type="float">
            <text:p>7950832</text:p>
          </table:table-cell>
          <table:table-cell office:value-type="float" office:value="8001999" calcext:value-type="float">
            <text:p>8001999</text:p>
          </table:table-cell>
          <table:table-cell office:value-type="float" office:value="316936" calcext:value-type="float">
            <text:p>316936</text:p>
          </table:table-cell>
          <table:table-cell office:value-type="float" office:value="129919" calcext:value-type="float">
            <text:p>129919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316936" calcext:value-type="float">
            <text:p>316936</text:p>
          </table:table-cell>
          <table:table-cell office:value-type="float" office:value="129919" calcext:value-type="float">
            <text:p>12991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310657" calcext:value-type="float">
            <text:p>8310657</text:p>
          </table:table-cell>
          <table:table-cell office:value-type="float" office:value="8407049" calcext:value-type="float">
            <text:p>8407049</text:p>
          </table:table-cell>
          <table:table-cell office:value-type="float" office:value="321370" calcext:value-type="float">
            <text:p>321370</text:p>
          </table:table-cell>
          <table:table-cell office:value-type="float" office:value="144658" calcext:value-type="float">
            <text:p>144658</text:p>
          </table:table-cell>
          <table:table-cell table:number-columns-repeated="8"/>
          <table:table-cell office:value-type="float" office:value="4100" calcext:value-type="float">
            <text:p>4100</text:p>
          </table:table-cell>
          <table:table-cell office:value-type="float" office:value="321370" calcext:value-type="float">
            <text:p>321370</text:p>
          </table:table-cell>
          <table:table-cell office:value-type="float" office:value="144658" calcext:value-type="float">
            <text:p>14465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726634" calcext:value-type="float">
            <text:p>8726634</text:p>
          </table:table-cell>
          <table:table-cell office:value-type="float" office:value="8822099" calcext:value-type="float">
            <text:p>8822099</text:p>
          </table:table-cell>
          <table:table-cell office:value-type="float" office:value="328924" calcext:value-type="float">
            <text:p>328924</text:p>
          </table:table-cell>
          <table:table-cell office:value-type="float" office:value="147496" calcext:value-type="float">
            <text:p>147496</text:p>
          </table:table-cell>
          <table:table-cell table:number-columns-repeated="8"/>
          <table:table-cell office:value-type="float" office:value="4200" calcext:value-type="float">
            <text:p>4200</text:p>
          </table:table-cell>
          <table:table-cell office:value-type="float" office:value="328924" calcext:value-type="float">
            <text:p>328924</text:p>
          </table:table-cell>
          <table:table-cell office:value-type="float" office:value="147496" calcext:value-type="float">
            <text:p>14749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165849" calcext:value-type="float">
            <text:p>9165849</text:p>
          </table:table-cell>
          <table:table-cell office:value-type="float" office:value="9247149" calcext:value-type="float">
            <text:p>9247149</text:p>
          </table:table-cell>
          <table:table-cell office:value-type="float" office:value="334368" calcext:value-type="float">
            <text:p>334368</text:p>
          </table:table-cell>
          <table:table-cell office:value-type="float" office:value="150185" calcext:value-type="float">
            <text:p>150185</text:p>
          </table:table-cell>
          <table:table-cell table:number-columns-repeated="8"/>
          <table:table-cell office:value-type="float" office:value="4300" calcext:value-type="float">
            <text:p>4300</text:p>
          </table:table-cell>
          <table:table-cell office:value-type="float" office:value="334368" calcext:value-type="float">
            <text:p>334368</text:p>
          </table:table-cell>
          <table:table-cell office:value-type="float" office:value="150185" calcext:value-type="float">
            <text:p>15018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588282" calcext:value-type="float">
            <text:p>9588282</text:p>
          </table:table-cell>
          <table:table-cell office:value-type="float" office:value="9682199" calcext:value-type="float">
            <text:p>9682199</text:p>
          </table:table-cell>
          <table:table-cell office:value-type="float" office:value="347662" calcext:value-type="float">
            <text:p>347662</text:p>
          </table:table-cell>
          <table:table-cell office:value-type="float" office:value="153245" calcext:value-type="float">
            <text:p>153245</text:p>
          </table:table-cell>
          <table:table-cell table:number-columns-repeated="8"/>
          <table:table-cell office:value-type="float" office:value="4400" calcext:value-type="float">
            <text:p>4400</text:p>
          </table:table-cell>
          <table:table-cell office:value-type="float" office:value="347662" calcext:value-type="float">
            <text:p>347662</text:p>
          </table:table-cell>
          <table:table-cell office:value-type="float" office:value="153245" calcext:value-type="float">
            <text:p>15324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996740" calcext:value-type="float">
            <text:p>9996740</text:p>
          </table:table-cell>
          <table:table-cell office:value-type="float" office:value="10127249" calcext:value-type="float">
            <text:p>10127249</text:p>
          </table:table-cell>
          <table:table-cell office:value-type="float" office:value="348514" calcext:value-type="float">
            <text:p>348514</text:p>
          </table:table-cell>
          <table:table-cell office:value-type="float" office:value="156048" calcext:value-type="float">
            <text:p>156048</text:p>
          </table:table-cell>
          <table:table-cell table:number-columns-repeated="8"/>
          <table:table-cell office:value-type="float" office:value="4500" calcext:value-type="float">
            <text:p>4500</text:p>
          </table:table-cell>
          <table:table-cell office:value-type="float" office:value="348514" calcext:value-type="float">
            <text:p>348514</text:p>
          </table:table-cell>
          <table:table-cell office:value-type="float" office:value="156048" calcext:value-type="float">
            <text:p>15604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472351" calcext:value-type="float">
            <text:p>10472351</text:p>
          </table:table-cell>
          <table:table-cell office:value-type="float" office:value="10582299" calcext:value-type="float">
            <text:p>10582299</text:p>
          </table:table-cell>
          <table:table-cell office:value-type="float" office:value="360040" calcext:value-type="float">
            <text:p>360040</text:p>
          </table:table-cell>
          <table:table-cell office:value-type="float" office:value="158806" calcext:value-type="float">
            <text:p>158806</text:p>
          </table:table-cell>
          <table:table-cell table:number-columns-repeated="8"/>
          <table:table-cell office:value-type="float" office:value="4600" calcext:value-type="float">
            <text:p>4600</text:p>
          </table:table-cell>
          <table:table-cell office:value-type="float" office:value="360040" calcext:value-type="float">
            <text:p>360040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954272" calcext:value-type="float">
            <text:p>10954272</text:p>
          </table:table-cell>
          <table:table-cell office:value-type="float" office:value="11047349" calcext:value-type="float">
            <text:p>11047349</text:p>
          </table:table-cell>
          <table:table-cell office:value-type="float" office:value="374132" calcext:value-type="float">
            <text:p>374132</text:p>
          </table:table-cell>
          <table:table-cell office:value-type="float" office:value="162621" calcext:value-type="float">
            <text:p>162621</text:p>
          </table:table-cell>
          <table:table-cell table:number-columns-repeated="8"/>
          <table:table-cell office:value-type="float" office:value="4700" calcext:value-type="float">
            <text:p>4700</text:p>
          </table:table-cell>
          <table:table-cell office:value-type="float" office:value="374132" calcext:value-type="float">
            <text:p>374132</text:p>
          </table:table-cell>
          <table:table-cell office:value-type="float" office:value="162621" calcext:value-type="float">
            <text:p>16262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54353" calcext:value-type="float">
            <text:p>11554353</text:p>
          </table:table-cell>
          <table:table-cell office:value-type="float" office:value="11522399" calcext:value-type="float">
            <text:p>11522399</text:p>
          </table:table-cell>
          <table:table-cell office:value-type="float" office:value="387217" calcext:value-type="float">
            <text:p>387217</text:p>
          </table:table-cell>
          <table:table-cell office:value-type="float" office:value="165553" calcext:value-type="float">
            <text:p>165553</text:p>
          </table:table-cell>
          <table:table-cell table:number-columns-repeated="8"/>
          <table:table-cell office:value-type="float" office:value="4800" calcext:value-type="float">
            <text:p>4800</text:p>
          </table:table-cell>
          <table:table-cell office:value-type="float" office:value="387217" calcext:value-type="float">
            <text:p>387217</text:p>
          </table:table-cell>
          <table:table-cell office:value-type="float" office:value="165553" calcext:value-type="float">
            <text:p>16555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1926134" calcext:value-type="float">
            <text:p>11926134</text:p>
          </table:table-cell>
          <table:table-cell office:value-type="float" office:value="12007449" calcext:value-type="float">
            <text:p>12007449</text:p>
          </table:table-cell>
          <table:table-cell office:value-type="float" office:value="394195" calcext:value-type="float">
            <text:p>394195</text:p>
          </table:table-cell>
          <table:table-cell office:value-type="float" office:value="168816" calcext:value-type="float">
            <text:p>168816</text:p>
          </table:table-cell>
          <table:table-cell table:number-columns-repeated="8"/>
          <table:table-cell office:value-type="float" office:value="4900" calcext:value-type="float">
            <text:p>4900</text:p>
          </table:table-cell>
          <table:table-cell office:value-type="float" office:value="394195" calcext:value-type="float">
            <text:p>394195</text:p>
          </table:table-cell>
          <table:table-cell office:value-type="float" office:value="168816" calcext:value-type="float">
            <text:p>1688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445115" calcext:value-type="float">
            <text:p>12445115</text:p>
          </table:table-cell>
          <table:table-cell office:value-type="float" office:value="12502499" calcext:value-type="float">
            <text:p>12502499</text:p>
          </table:table-cell>
          <table:table-cell office:value-type="float" office:value="402627" calcext:value-type="float">
            <text:p>402627</text:p>
          </table:table-cell>
          <table:table-cell office:value-type="float" office:value="171851" calcext:value-type="float">
            <text:p>171851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402627" calcext:value-type="float">
            <text:p>402627</text:p>
          </table:table-cell>
          <table:table-cell office:value-type="float" office:value="171851" calcext:value-type="float">
            <text:p>17185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854804" calcext:value-type="float">
            <text:p>12854804</text:p>
          </table:table-cell>
          <table:table-cell office:value-type="float" office:value="13007549" calcext:value-type="float">
            <text:p>13007549</text:p>
          </table:table-cell>
          <table:table-cell office:value-type="float" office:value="410329" calcext:value-type="float">
            <text:p>410329</text:p>
          </table:table-cell>
          <table:table-cell office:value-type="float" office:value="174798" calcext:value-type="float">
            <text:p>174798</text:p>
          </table:table-cell>
          <table:table-cell table:number-columns-repeated="8"/>
          <table:table-cell office:value-type="float" office:value="5100" calcext:value-type="float">
            <text:p>5100</text:p>
          </table:table-cell>
          <table:table-cell office:value-type="float" office:value="410329" calcext:value-type="float">
            <text:p>410329</text:p>
          </table:table-cell>
          <table:table-cell office:value-type="float" office:value="174798" calcext:value-type="float">
            <text:p>17479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418209" calcext:value-type="float">
            <text:p>13418209</text:p>
          </table:table-cell>
          <table:table-cell office:value-type="float" office:value="13522599" calcext:value-type="float">
            <text:p>13522599</text:p>
          </table:table-cell>
          <table:table-cell office:value-type="float" office:value="421387" calcext:value-type="float">
            <text:p>421387</text:p>
          </table:table-cell>
          <table:table-cell office:value-type="float" office:value="180272" calcext:value-type="float">
            <text:p>180272</text:p>
          </table:table-cell>
          <table:table-cell table:number-columns-repeated="8"/>
          <table:table-cell office:value-type="float" office:value="5200" calcext:value-type="float">
            <text:p>5200</text:p>
          </table:table-cell>
          <table:table-cell office:value-type="float" office:value="421387" calcext:value-type="float">
            <text:p>421387</text:p>
          </table:table-cell>
          <table:table-cell office:value-type="float" office:value="180272" calcext:value-type="float">
            <text:p>18027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3829321" calcext:value-type="float">
            <text:p>13829321</text:p>
          </table:table-cell>
          <table:table-cell office:value-type="float" office:value="14047649" calcext:value-type="float">
            <text:p>14047649</text:p>
          </table:table-cell>
          <table:table-cell office:value-type="float" office:value="423061" calcext:value-type="float">
            <text:p>423061</text:p>
          </table:table-cell>
          <table:table-cell office:value-type="float" office:value="182992" calcext:value-type="float">
            <text:p>182992</text:p>
          </table:table-cell>
          <table:table-cell table:number-columns-repeated="8"/>
          <table:table-cell office:value-type="float" office:value="5300" calcext:value-type="float">
            <text:p>5300</text:p>
          </table:table-cell>
          <table:table-cell office:value-type="float" office:value="423061" calcext:value-type="float">
            <text:p>423061</text:p>
          </table:table-cell>
          <table:table-cell office:value-type="float" office:value="182992" calcext:value-type="float">
            <text:p>18299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383172" calcext:value-type="float">
            <text:p>14383172</text:p>
          </table:table-cell>
          <table:table-cell office:value-type="float" office:value="14582699" calcext:value-type="float">
            <text:p>14582699</text:p>
          </table:table-cell>
          <table:table-cell office:value-type="float" office:value="447731" calcext:value-type="float">
            <text:p>447731</text:p>
          </table:table-cell>
          <table:table-cell office:value-type="float" office:value="186354" calcext:value-type="float">
            <text:p>186354</text:p>
          </table:table-cell>
          <table:table-cell table:number-columns-repeated="8"/>
          <table:table-cell office:value-type="float" office:value="5400" calcext:value-type="float">
            <text:p>5400</text:p>
          </table:table-cell>
          <table:table-cell office:value-type="float" office:value="447731" calcext:value-type="float">
            <text:p>447731</text:p>
          </table:table-cell>
          <table:table-cell office:value-type="float" office:value="186354" calcext:value-type="float">
            <text:p>18635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976115" calcext:value-type="float">
            <text:p>14976115</text:p>
          </table:table-cell>
          <table:table-cell office:value-type="float" office:value="15127749" calcext:value-type="float">
            <text:p>15127749</text:p>
          </table:table-cell>
          <table:table-cell office:value-type="float" office:value="459926" calcext:value-type="float">
            <text:p>459926</text:p>
          </table:table-cell>
          <table:table-cell office:value-type="float" office:value="189078" calcext:value-type="float">
            <text:p>189078</text:p>
          </table:table-cell>
          <table:table-cell table:number-columns-repeated="8"/>
          <table:table-cell office:value-type="float" office:value="5500" calcext:value-type="float">
            <text:p>5500</text:p>
          </table:table-cell>
          <table:table-cell office:value-type="float" office:value="459926" calcext:value-type="float">
            <text:p>459926</text:p>
          </table:table-cell>
          <table:table-cell office:value-type="float" office:value="189078" calcext:value-type="float">
            <text:p>18907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472004" calcext:value-type="float">
            <text:p>15472004</text:p>
          </table:table-cell>
          <table:table-cell office:value-type="float" office:value="15682799" calcext:value-type="float">
            <text:p>15682799</text:p>
          </table:table-cell>
          <table:table-cell office:value-type="float" office:value="472187" calcext:value-type="float">
            <text:p>472187</text:p>
          </table:table-cell>
          <table:table-cell office:value-type="float" office:value="192255" calcext:value-type="float">
            <text:p>192255</text:p>
          </table:table-cell>
          <table:table-cell table:number-columns-repeated="8"/>
          <table:table-cell office:value-type="float" office:value="5600" calcext:value-type="float">
            <text:p>5600</text:p>
          </table:table-cell>
          <table:table-cell office:value-type="float" office:value="472187" calcext:value-type="float">
            <text:p>472187</text:p>
          </table:table-cell>
          <table:table-cell office:value-type="float" office:value="192255" calcext:value-type="float">
            <text:p>19225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151677" calcext:value-type="float">
            <text:p>16151677</text:p>
          </table:table-cell>
          <table:table-cell office:value-type="float" office:value="16247849" calcext:value-type="float">
            <text:p>16247849</text:p>
          </table:table-cell>
          <table:table-cell office:value-type="float" office:value="477860" calcext:value-type="float">
            <text:p>477860</text:p>
          </table:table-cell>
          <table:table-cell office:value-type="float" office:value="196444" calcext:value-type="float">
            <text:p>196444</text:p>
          </table:table-cell>
          <table:table-cell table:number-columns-repeated="8"/>
          <table:table-cell office:value-type="float" office:value="5700" calcext:value-type="float">
            <text:p>5700</text:p>
          </table:table-cell>
          <table:table-cell office:value-type="float" office:value="477860" calcext:value-type="float">
            <text:p>477860</text:p>
          </table:table-cell>
          <table:table-cell office:value-type="float" office:value="196444" calcext:value-type="float">
            <text:p>19644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23734" calcext:value-type="float">
            <text:p>16623734</text:p>
          </table:table-cell>
          <table:table-cell office:value-type="float" office:value="16822899" calcext:value-type="float">
            <text:p>16822899</text:p>
          </table:table-cell>
          <table:table-cell office:value-type="float" office:value="478446" calcext:value-type="float">
            <text:p>478446</text:p>
          </table:table-cell>
          <table:table-cell office:value-type="float" office:value="199352" calcext:value-type="float">
            <text:p>199352</text:p>
          </table:table-cell>
          <table:table-cell table:number-columns-repeated="8"/>
          <table:table-cell office:value-type="float" office:value="5800" calcext:value-type="float">
            <text:p>5800</text:p>
          </table:table-cell>
          <table:table-cell office:value-type="float" office:value="478446" calcext:value-type="float">
            <text:p>478446</text:p>
          </table:table-cell>
          <table:table-cell office:value-type="float" office:value="199352" calcext:value-type="float">
            <text:p>19935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317502" calcext:value-type="float">
            <text:p>17317502</text:p>
          </table:table-cell>
          <table:table-cell office:value-type="float" office:value="17407949" calcext:value-type="float">
            <text:p>17407949</text:p>
          </table:table-cell>
          <table:table-cell office:value-type="float" office:value="481567" calcext:value-type="float">
            <text:p>481567</text:p>
          </table:table-cell>
          <table:table-cell office:value-type="float" office:value="202978" calcext:value-type="float">
            <text:p>202978</text:p>
          </table:table-cell>
          <table:table-cell table:number-columns-repeated="8"/>
          <table:table-cell office:value-type="float" office:value="5900" calcext:value-type="float">
            <text:p>5900</text:p>
          </table:table-cell>
          <table:table-cell office:value-type="float" office:value="481567" calcext:value-type="float">
            <text:p>481567</text:p>
          </table:table-cell>
          <table:table-cell office:value-type="float" office:value="202978" calcext:value-type="float">
            <text:p>20297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839482" calcext:value-type="float">
            <text:p>17839482</text:p>
          </table:table-cell>
          <table:table-cell office:value-type="float" office:value="18002999" calcext:value-type="float">
            <text:p>18002999</text:p>
          </table:table-cell>
          <table:table-cell office:value-type="float" office:value="497757" calcext:value-type="float">
            <text:p>497757</text:p>
          </table:table-cell>
          <table:table-cell office:value-type="float" office:value="205917" calcext:value-type="float">
            <text:p>205917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497757" calcext:value-type="float">
            <text:p>497757</text:p>
          </table:table-cell>
          <table:table-cell office:value-type="float" office:value="205917" calcext:value-type="float">
            <text:p>20591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465276" calcext:value-type="float">
            <text:p>18465276</text:p>
          </table:table-cell>
          <table:table-cell office:value-type="float" office:value="18608049" calcext:value-type="float">
            <text:p>18608049</text:p>
          </table:table-cell>
          <table:table-cell office:value-type="float" office:value="511116" calcext:value-type="float">
            <text:p>511116</text:p>
          </table:table-cell>
          <table:table-cell office:value-type="float" office:value="209317" calcext:value-type="float">
            <text:p>209317</text:p>
          </table:table-cell>
          <table:table-cell table:number-columns-repeated="8"/>
          <table:table-cell office:value-type="float" office:value="6100" calcext:value-type="float">
            <text:p>6100</text:p>
          </table:table-cell>
          <table:table-cell office:value-type="float" office:value="511116" calcext:value-type="float">
            <text:p>511116</text:p>
          </table:table-cell>
          <table:table-cell office:value-type="float" office:value="209317" calcext:value-type="float">
            <text:p>20931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148790" calcext:value-type="float">
            <text:p>19148790</text:p>
          </table:table-cell>
          <table:table-cell office:value-type="float" office:value="19223099" calcext:value-type="float">
            <text:p>19223099</text:p>
          </table:table-cell>
          <table:table-cell office:value-type="float" office:value="522686" calcext:value-type="float">
            <text:p>522686</text:p>
          </table:table-cell>
          <table:table-cell office:value-type="float" office:value="218018" calcext:value-type="float">
            <text:p>218018</text:p>
          </table:table-cell>
          <table:table-cell table:number-columns-repeated="8"/>
          <table:table-cell office:value-type="float" office:value="6200" calcext:value-type="float">
            <text:p>6200</text:p>
          </table:table-cell>
          <table:table-cell office:value-type="float" office:value="522686" calcext:value-type="float">
            <text:p>522686</text:p>
          </table:table-cell>
          <table:table-cell office:value-type="float" office:value="218018" calcext:value-type="float">
            <text:p>21801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615455" calcext:value-type="float">
            <text:p>19615455</text:p>
          </table:table-cell>
          <table:table-cell office:value-type="float" office:value="19848149" calcext:value-type="float">
            <text:p>19848149</text:p>
          </table:table-cell>
          <table:table-cell office:value-type="float" office:value="530872" calcext:value-type="float">
            <text:p>530872</text:p>
          </table:table-cell>
          <table:table-cell office:value-type="float" office:value="220796" calcext:value-type="float">
            <text:p>220796</text:p>
          </table:table-cell>
          <table:table-cell table:number-columns-repeated="8"/>
          <table:table-cell office:value-type="float" office:value="6300" calcext:value-type="float">
            <text:p>6300</text:p>
          </table:table-cell>
          <table:table-cell office:value-type="float" office:value="530872" calcext:value-type="float">
            <text:p>530872</text:p>
          </table:table-cell>
          <table:table-cell office:value-type="float" office:value="220796" calcext:value-type="float">
            <text:p>2207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263373" calcext:value-type="float">
            <text:p>20263373</text:p>
          </table:table-cell>
          <table:table-cell office:value-type="float" office:value="20483199" calcext:value-type="float">
            <text:p>20483199</text:p>
          </table:table-cell>
          <table:table-cell office:value-type="float" office:value="529823" calcext:value-type="float">
            <text:p>529823</text:p>
          </table:table-cell>
          <table:table-cell office:value-type="float" office:value="224084" calcext:value-type="float">
            <text:p>224084</text:p>
          </table:table-cell>
          <table:table-cell table:number-columns-repeated="8"/>
          <table:table-cell office:value-type="float" office:value="6400" calcext:value-type="float">
            <text:p>6400</text:p>
          </table:table-cell>
          <table:table-cell office:value-type="float" office:value="529823" calcext:value-type="float">
            <text:p>529823</text:p>
          </table:table-cell>
          <table:table-cell office:value-type="float" office:value="224084" calcext:value-type="float">
            <text:p>22408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0939573" calcext:value-type="float">
            <text:p>20939573</text:p>
          </table:table-cell>
          <table:table-cell office:value-type="float" office:value="21128249" calcext:value-type="float">
            <text:p>21128249</text:p>
          </table:table-cell>
          <table:table-cell office:value-type="float" office:value="543410" calcext:value-type="float">
            <text:p>543410</text:p>
          </table:table-cell>
          <table:table-cell office:value-type="float" office:value="226879" calcext:value-type="float">
            <text:p>226879</text:p>
          </table:table-cell>
          <table:table-cell table:number-columns-repeated="8"/>
          <table:table-cell office:value-type="float" office:value="6500" calcext:value-type="float">
            <text:p>6500</text:p>
          </table:table-cell>
          <table:table-cell office:value-type="float" office:value="543410" calcext:value-type="float">
            <text:p>543410</text:p>
          </table:table-cell>
          <table:table-cell office:value-type="float" office:value="226879" calcext:value-type="float">
            <text:p>22687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553666" calcext:value-type="float">
            <text:p>21553666</text:p>
          </table:table-cell>
          <table:table-cell office:value-type="float" office:value="21783299" calcext:value-type="float">
            <text:p>21783299</text:p>
          </table:table-cell>
          <table:table-cell office:value-type="float" office:value="567700" calcext:value-type="float">
            <text:p>567700</text:p>
          </table:table-cell>
          <table:table-cell office:value-type="float" office:value="229987" calcext:value-type="float">
            <text:p>229987</text:p>
          </table:table-cell>
          <table:table-cell table:number-columns-repeated="8"/>
          <table:table-cell office:value-type="float" office:value="6600" calcext:value-type="float">
            <text:p>6600</text:p>
          </table:table-cell>
          <table:table-cell office:value-type="float" office:value="567700" calcext:value-type="float">
            <text:p>567700</text:p>
          </table:table-cell>
          <table:table-cell office:value-type="float" office:value="229987" calcext:value-type="float">
            <text:p>22998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270238" calcext:value-type="float">
            <text:p>22270238</text:p>
          </table:table-cell>
          <table:table-cell office:value-type="float" office:value="22448349" calcext:value-type="float">
            <text:p>22448349</text:p>
          </table:table-cell>
          <table:table-cell office:value-type="float" office:value="577578" calcext:value-type="float">
            <text:p>577578</text:p>
          </table:table-cell>
          <table:table-cell office:value-type="float" office:value="234094" calcext:value-type="float">
            <text:p>234094</text:p>
          </table:table-cell>
          <table:table-cell table:number-columns-repeated="8"/>
          <table:table-cell office:value-type="float" office:value="6700" calcext:value-type="float">
            <text:p>6700</text:p>
          </table:table-cell>
          <table:table-cell office:value-type="float" office:value="577578" calcext:value-type="float">
            <text:p>577578</text:p>
          </table:table-cell>
          <table:table-cell office:value-type="float" office:value="234094" calcext:value-type="float">
            <text:p>23409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2894246" calcext:value-type="float">
            <text:p>22894246</text:p>
          </table:table-cell>
          <table:table-cell office:value-type="float" office:value="23123399" calcext:value-type="float">
            <text:p>23123399</text:p>
          </table:table-cell>
          <table:table-cell office:value-type="float" office:value="582272" calcext:value-type="float">
            <text:p>582272</text:p>
          </table:table-cell>
          <table:table-cell office:value-type="float" office:value="237138" calcext:value-type="float">
            <text:p>237138</text:p>
          </table:table-cell>
          <table:table-cell table:number-columns-repeated="8"/>
          <table:table-cell office:value-type="float" office:value="6800" calcext:value-type="float">
            <text:p>6800</text:p>
          </table:table-cell>
          <table:table-cell office:value-type="float" office:value="582272" calcext:value-type="float">
            <text:p>582272</text:p>
          </table:table-cell>
          <table:table-cell office:value-type="float" office:value="237138" calcext:value-type="float">
            <text:p>23713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532266" calcext:value-type="float">
            <text:p>23532266</text:p>
          </table:table-cell>
          <table:table-cell office:value-type="float" office:value="23808449" calcext:value-type="float">
            <text:p>23808449</text:p>
          </table:table-cell>
          <table:table-cell office:value-type="float" office:value="591775" calcext:value-type="float">
            <text:p>591775</text:p>
          </table:table-cell>
          <table:table-cell office:value-type="float" office:value="240037" calcext:value-type="float">
            <text:p>240037</text:p>
          </table:table-cell>
          <table:table-cell table:number-columns-repeated="8"/>
          <table:table-cell office:value-type="float" office:value="6900" calcext:value-type="float">
            <text:p>6900</text:p>
          </table:table-cell>
          <table:table-cell office:value-type="float" office:value="591775" calcext:value-type="float">
            <text:p>591775</text:p>
          </table:table-cell>
          <table:table-cell office:value-type="float" office:value="240037" calcext:value-type="float">
            <text:p>2400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226563" calcext:value-type="float">
            <text:p>24226563</text:p>
          </table:table-cell>
          <table:table-cell office:value-type="float" office:value="24503499" calcext:value-type="float">
            <text:p>24503499</text:p>
          </table:table-cell>
          <table:table-cell office:value-type="float" office:value="593346" calcext:value-type="float">
            <text:p>593346</text:p>
          </table:table-cell>
          <table:table-cell office:value-type="float" office:value="243524" calcext:value-type="float">
            <text:p>243524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593346" calcext:value-type="float">
            <text:p>593346</text:p>
          </table:table-cell>
          <table:table-cell office:value-type="float" office:value="243524" calcext:value-type="float">
            <text:p>24352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162298" calcext:value-type="float">
            <text:p>25162298</text:p>
          </table:table-cell>
          <table:table-cell office:value-type="float" office:value="25208549" calcext:value-type="float">
            <text:p>25208549</text:p>
          </table:table-cell>
          <table:table-cell office:value-type="float" office:value="602721" calcext:value-type="float">
            <text:p>602721</text:p>
          </table:table-cell>
          <table:table-cell office:value-type="float" office:value="246792" calcext:value-type="float">
            <text:p>246792</text:p>
          </table:table-cell>
          <table:table-cell table:number-columns-repeated="8"/>
          <table:table-cell office:value-type="float" office:value="7100" calcext:value-type="float">
            <text:p>7100</text:p>
          </table:table-cell>
          <table:table-cell office:value-type="float" office:value="602721" calcext:value-type="float">
            <text:p>602721</text:p>
          </table:table-cell>
          <table:table-cell office:value-type="float" office:value="246792" calcext:value-type="float">
            <text:p>24679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842725" calcext:value-type="float">
            <text:p>25842725</text:p>
          </table:table-cell>
          <table:table-cell office:value-type="float" office:value="25923599" calcext:value-type="float">
            <text:p>25923599</text:p>
          </table:table-cell>
          <table:table-cell office:value-type="float" office:value="605190" calcext:value-type="float">
            <text:p>605190</text:p>
          </table:table-cell>
          <table:table-cell office:value-type="float" office:value="252806" calcext:value-type="float">
            <text:p>252806</text:p>
          </table:table-cell>
          <table:table-cell table:number-columns-repeated="8"/>
          <table:table-cell office:value-type="float" office:value="7200" calcext:value-type="float">
            <text:p>7200</text:p>
          </table:table-cell>
          <table:table-cell office:value-type="float" office:value="605190" calcext:value-type="float">
            <text:p>605190</text:p>
          </table:table-cell>
          <table:table-cell office:value-type="float" office:value="252806" calcext:value-type="float">
            <text:p>25280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351533" calcext:value-type="float">
            <text:p>26351533</text:p>
          </table:table-cell>
          <table:table-cell office:value-type="float" office:value="26648649" calcext:value-type="float">
            <text:p>26648649</text:p>
          </table:table-cell>
          <table:table-cell office:value-type="float" office:value="619169" calcext:value-type="float">
            <text:p>619169</text:p>
          </table:table-cell>
          <table:table-cell office:value-type="float" office:value="255784" calcext:value-type="float">
            <text:p>255784</text:p>
          </table:table-cell>
          <table:table-cell table:number-columns-repeated="8"/>
          <table:table-cell office:value-type="float" office:value="7300" calcext:value-type="float">
            <text:p>7300</text:p>
          </table:table-cell>
          <table:table-cell office:value-type="float" office:value="619169" calcext:value-type="float">
            <text:p>619169</text:p>
          </table:table-cell>
          <table:table-cell office:value-type="float" office:value="255784" calcext:value-type="float">
            <text:p>25578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083625" calcext:value-type="float">
            <text:p>27083625</text:p>
          </table:table-cell>
          <table:table-cell office:value-type="float" office:value="27383699" calcext:value-type="float">
            <text:p>27383699</text:p>
          </table:table-cell>
          <table:table-cell office:value-type="float" office:value="641687" calcext:value-type="float">
            <text:p>641687</text:p>
          </table:table-cell>
          <table:table-cell office:value-type="float" office:value="258677" calcext:value-type="float">
            <text:p>258677</text:p>
          </table:table-cell>
          <table:table-cell table:number-columns-repeated="8"/>
          <table:table-cell office:value-type="float" office:value="7400" calcext:value-type="float">
            <text:p>7400</text:p>
          </table:table-cell>
          <table:table-cell office:value-type="float" office:value="641687" calcext:value-type="float">
            <text:p>641687</text:p>
          </table:table-cell>
          <table:table-cell office:value-type="float" office:value="258677" calcext:value-type="float">
            <text:p>25867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7988179" calcext:value-type="float">
            <text:p>27988179</text:p>
          </table:table-cell>
          <table:table-cell office:value-type="float" office:value="28128749" calcext:value-type="float">
            <text:p>28128749</text:p>
          </table:table-cell>
          <table:table-cell office:value-type="float" office:value="657416" calcext:value-type="float">
            <text:p>657416</text:p>
          </table:table-cell>
          <table:table-cell office:value-type="float" office:value="262185" calcext:value-type="float">
            <text:p>262185</text:p>
          </table:table-cell>
          <table:table-cell table:number-columns-repeated="8"/>
          <table:table-cell office:value-type="float" office:value="7500" calcext:value-type="float">
            <text:p>7500</text:p>
          </table:table-cell>
          <table:table-cell office:value-type="float" office:value="657416" calcext:value-type="float">
            <text:p>657416</text:p>
          </table:table-cell>
          <table:table-cell office:value-type="float" office:value="262185" calcext:value-type="float">
            <text:p>26218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666538" calcext:value-type="float">
            <text:p>28666538</text:p>
          </table:table-cell>
          <table:table-cell office:value-type="float" office:value="28883799" calcext:value-type="float">
            <text:p>28883799</text:p>
          </table:table-cell>
          <table:table-cell office:value-type="float" office:value="668103" calcext:value-type="float">
            <text:p>668103</text:p>
          </table:table-cell>
          <table:table-cell office:value-type="float" office:value="265431" calcext:value-type="float">
            <text:p>265431</text:p>
          </table:table-cell>
          <table:table-cell table:number-columns-repeated="8"/>
          <table:table-cell office:value-type="float" office:value="7600" calcext:value-type="float">
            <text:p>7600</text:p>
          </table:table-cell>
          <table:table-cell office:value-type="float" office:value="668103" calcext:value-type="float">
            <text:p>668103</text:p>
          </table:table-cell>
          <table:table-cell office:value-type="float" office:value="265431" calcext:value-type="float">
            <text:p>26543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267386" calcext:value-type="float">
            <text:p>29267386</text:p>
          </table:table-cell>
          <table:table-cell office:value-type="float" office:value="29648849" calcext:value-type="float">
            <text:p>29648849</text:p>
          </table:table-cell>
          <table:table-cell office:value-type="float" office:value="675954" calcext:value-type="float">
            <text:p>675954</text:p>
          </table:table-cell>
          <table:table-cell office:value-type="float" office:value="269971" calcext:value-type="float">
            <text:p>269971</text:p>
          </table:table-cell>
          <table:table-cell table:number-columns-repeated="8"/>
          <table:table-cell office:value-type="float" office:value="7700" calcext:value-type="float">
            <text:p>7700</text:p>
          </table:table-cell>
          <table:table-cell office:value-type="float" office:value="675954" calcext:value-type="float">
            <text:p>675954</text:p>
          </table:table-cell>
          <table:table-cell office:value-type="float" office:value="269971" calcext:value-type="float">
            <text:p>26997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090681" calcext:value-type="float">
            <text:p>30090681</text:p>
          </table:table-cell>
          <table:table-cell office:value-type="float" office:value="30423899" calcext:value-type="float">
            <text:p>30423899</text:p>
          </table:table-cell>
          <table:table-cell office:value-type="float" office:value="695265" calcext:value-type="float">
            <text:p>695265</text:p>
          </table:table-cell>
          <table:table-cell office:value-type="float" office:value="272938" calcext:value-type="float">
            <text:p>272938</text:p>
          </table:table-cell>
          <table:table-cell table:number-columns-repeated="8"/>
          <table:table-cell office:value-type="float" office:value="7800" calcext:value-type="float">
            <text:p>7800</text:p>
          </table:table-cell>
          <table:table-cell office:value-type="float" office:value="695265" calcext:value-type="float">
            <text:p>695265</text:p>
          </table:table-cell>
          <table:table-cell office:value-type="float" office:value="272938" calcext:value-type="float">
            <text:p>27293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0797965" calcext:value-type="float">
            <text:p>30797965</text:p>
          </table:table-cell>
          <table:table-cell office:value-type="float" office:value="31208949" calcext:value-type="float">
            <text:p>31208949</text:p>
          </table:table-cell>
          <table:table-cell office:value-type="float" office:value="688854" calcext:value-type="float">
            <text:p>688854</text:p>
          </table:table-cell>
          <table:table-cell office:value-type="float" office:value="276315" calcext:value-type="float">
            <text:p>276315</text:p>
          </table:table-cell>
          <table:table-cell table:number-columns-repeated="8"/>
          <table:table-cell office:value-type="float" office:value="7900" calcext:value-type="float">
            <text:p>7900</text:p>
          </table:table-cell>
          <table:table-cell office:value-type="float" office:value="688854" calcext:value-type="float">
            <text:p>688854</text:p>
          </table:table-cell>
          <table:table-cell office:value-type="float" office:value="276315" calcext:value-type="float">
            <text:p>2763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1620921" calcext:value-type="float">
            <text:p>31620921</text:p>
          </table:table-cell>
          <table:table-cell office:value-type="float" office:value="32003999" calcext:value-type="float">
            <text:p>32003999</text:p>
          </table:table-cell>
          <table:table-cell office:value-type="float" office:value="700510" calcext:value-type="float">
            <text:p>700510</text:p>
          </table:table-cell>
          <table:table-cell office:value-type="float" office:value="280231" calcext:value-type="float">
            <text:p>280231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700510" calcext:value-type="float">
            <text:p>700510</text:p>
          </table:table-cell>
          <table:table-cell office:value-type="float" office:value="280231" calcext:value-type="float">
            <text:p>28023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447055" calcext:value-type="float">
            <text:p>32447055</text:p>
          </table:table-cell>
          <table:table-cell office:value-type="float" office:value="32809049" calcext:value-type="float">
            <text:p>32809049</text:p>
          </table:table-cell>
          <table:table-cell office:value-type="float" office:value="712176" calcext:value-type="float">
            <text:p>712176</text:p>
          </table:table-cell>
          <table:table-cell office:value-type="float" office:value="283771" calcext:value-type="float">
            <text:p>283771</text:p>
          </table:table-cell>
          <table:table-cell table:number-columns-repeated="8"/>
          <table:table-cell office:value-type="float" office:value="8100" calcext:value-type="float">
            <text:p>8100</text:p>
          </table:table-cell>
          <table:table-cell office:value-type="float" office:value="712176" calcext:value-type="float">
            <text:p>712176</text:p>
          </table:table-cell>
          <table:table-cell office:value-type="float" office:value="283771" calcext:value-type="float">
            <text:p>28377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393989" calcext:value-type="float">
            <text:p>33393989</text:p>
          </table:table-cell>
          <table:table-cell office:value-type="float" office:value="33624099" calcext:value-type="float">
            <text:p>33624099</text:p>
          </table:table-cell>
          <table:table-cell office:value-type="float" office:value="714620" calcext:value-type="float">
            <text:p>714620</text:p>
          </table:table-cell>
          <table:table-cell office:value-type="float" office:value="310953" calcext:value-type="float">
            <text:p>310953</text:p>
          </table:table-cell>
          <table:table-cell table:number-columns-repeated="8"/>
          <table:table-cell office:value-type="float" office:value="8200" calcext:value-type="float">
            <text:p>8200</text:p>
          </table:table-cell>
          <table:table-cell office:value-type="float" office:value="714620" calcext:value-type="float">
            <text:p>714620</text:p>
          </table:table-cell>
          <table:table-cell office:value-type="float" office:value="310953" calcext:value-type="float">
            <text:p>31095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125118" calcext:value-type="float">
            <text:p>34125118</text:p>
          </table:table-cell>
          <table:table-cell office:value-type="float" office:value="34449149" calcext:value-type="float">
            <text:p>34449149</text:p>
          </table:table-cell>
          <table:table-cell office:value-type="float" office:value="735384" calcext:value-type="float">
            <text:p>735384</text:p>
          </table:table-cell>
          <table:table-cell office:value-type="float" office:value="313769" calcext:value-type="float">
            <text:p>313769</text:p>
          </table:table-cell>
          <table:table-cell table:number-columns-repeated="8"/>
          <table:table-cell office:value-type="float" office:value="8300" calcext:value-type="float">
            <text:p>8300</text:p>
          </table:table-cell>
          <table:table-cell office:value-type="float" office:value="735384" calcext:value-type="float">
            <text:p>735384</text:p>
          </table:table-cell>
          <table:table-cell office:value-type="float" office:value="313769" calcext:value-type="float">
            <text:p>31376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4914485" calcext:value-type="float">
            <text:p>34914485</text:p>
          </table:table-cell>
          <table:table-cell office:value-type="float" office:value="35284199" calcext:value-type="float">
            <text:p>35284199</text:p>
          </table:table-cell>
          <table:table-cell office:value-type="float" office:value="731225" calcext:value-type="float">
            <text:p>731225</text:p>
          </table:table-cell>
          <table:table-cell office:value-type="float" office:value="316450" calcext:value-type="float">
            <text:p>316450</text:p>
          </table:table-cell>
          <table:table-cell table:number-columns-repeated="8"/>
          <table:table-cell office:value-type="float" office:value="8400" calcext:value-type="float">
            <text:p>8400</text:p>
          </table:table-cell>
          <table:table-cell office:value-type="float" office:value="731225" calcext:value-type="float">
            <text:p>731225</text:p>
          </table:table-cell>
          <table:table-cell office:value-type="float" office:value="316450" calcext:value-type="float">
            <text:p>31645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5877421" calcext:value-type="float">
            <text:p>35877421</text:p>
          </table:table-cell>
          <table:table-cell office:value-type="float" office:value="36129249" calcext:value-type="float">
            <text:p>36129249</text:p>
          </table:table-cell>
          <table:table-cell office:value-type="float" office:value="737573" calcext:value-type="float">
            <text:p>737573</text:p>
          </table:table-cell>
          <table:table-cell office:value-type="float" office:value="319521" calcext:value-type="float">
            <text:p>319521</text:p>
          </table:table-cell>
          <table:table-cell table:number-columns-repeated="8"/>
          <table:table-cell office:value-type="float" office:value="8500" calcext:value-type="float">
            <text:p>8500</text:p>
          </table:table-cell>
          <table:table-cell office:value-type="float" office:value="737573" calcext:value-type="float">
            <text:p>737573</text:p>
          </table:table-cell>
          <table:table-cell office:value-type="float" office:value="319521" calcext:value-type="float">
            <text:p>31952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847162" calcext:value-type="float">
            <text:p>36847162</text:p>
          </table:table-cell>
          <table:table-cell office:value-type="float" office:value="36984299" calcext:value-type="float">
            <text:p>36984299</text:p>
          </table:table-cell>
          <table:table-cell office:value-type="float" office:value="748333" calcext:value-type="float">
            <text:p>748333</text:p>
          </table:table-cell>
          <table:table-cell office:value-type="float" office:value="322324" calcext:value-type="float">
            <text:p>322324</text:p>
          </table:table-cell>
          <table:table-cell table:number-columns-repeated="8"/>
          <table:table-cell office:value-type="float" office:value="8600" calcext:value-type="float">
            <text:p>8600</text:p>
          </table:table-cell>
          <table:table-cell office:value-type="float" office:value="748333" calcext:value-type="float">
            <text:p>748333</text:p>
          </table:table-cell>
          <table:table-cell office:value-type="float" office:value="322324" calcext:value-type="float">
            <text:p>32232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501131" calcext:value-type="float">
            <text:p>37501131</text:p>
          </table:table-cell>
          <table:table-cell office:value-type="float" office:value="37849349" calcext:value-type="float">
            <text:p>37849349</text:p>
          </table:table-cell>
          <table:table-cell office:value-type="float" office:value="751811" calcext:value-type="float">
            <text:p>751811</text:p>
          </table:table-cell>
          <table:table-cell office:value-type="float" office:value="325098" calcext:value-type="float">
            <text:p>325098</text:p>
          </table:table-cell>
          <table:table-cell table:number-columns-repeated="8"/>
          <table:table-cell office:value-type="float" office:value="8700" calcext:value-type="float">
            <text:p>8700</text:p>
          </table:table-cell>
          <table:table-cell office:value-type="float" office:value="751811" calcext:value-type="float">
            <text:p>751811</text:p>
          </table:table-cell>
          <table:table-cell office:value-type="float" office:value="325098" calcext:value-type="float">
            <text:p>32509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032654" calcext:value-type="float">
            <text:p>38032654</text:p>
          </table:table-cell>
          <table:table-cell office:value-type="float" office:value="38724399" calcext:value-type="float">
            <text:p>38724399</text:p>
          </table:table-cell>
          <table:table-cell office:value-type="float" office:value="787352" calcext:value-type="float">
            <text:p>787352</text:p>
          </table:table-cell>
          <table:table-cell office:value-type="float" office:value="328979" calcext:value-type="float">
            <text:p>328979</text:p>
          </table:table-cell>
          <table:table-cell table:number-columns-repeated="8"/>
          <table:table-cell office:value-type="float" office:value="8800" calcext:value-type="float">
            <text:p>8800</text:p>
          </table:table-cell>
          <table:table-cell office:value-type="float" office:value="787352" calcext:value-type="float">
            <text:p>787352</text:p>
          </table:table-cell>
          <table:table-cell office:value-type="float" office:value="328979" calcext:value-type="float">
            <text:p>32897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180787" calcext:value-type="float">
            <text:p>39180787</text:p>
          </table:table-cell>
          <table:table-cell office:value-type="float" office:value="39609449" calcext:value-type="float">
            <text:p>39609449</text:p>
          </table:table-cell>
          <table:table-cell office:value-type="float" office:value="814268" calcext:value-type="float">
            <text:p>814268</text:p>
          </table:table-cell>
          <table:table-cell office:value-type="float" office:value="331814" calcext:value-type="float">
            <text:p>331814</text:p>
          </table:table-cell>
          <table:table-cell table:number-columns-repeated="8"/>
          <table:table-cell office:value-type="float" office:value="8900" calcext:value-type="float">
            <text:p>8900</text:p>
          </table:table-cell>
          <table:table-cell office:value-type="float" office:value="814268" calcext:value-type="float">
            <text:p>814268</text:p>
          </table:table-cell>
          <table:table-cell office:value-type="float" office:value="331814" calcext:value-type="float">
            <text:p>33181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139548" calcext:value-type="float">
            <text:p>40139548</text:p>
          </table:table-cell>
          <table:table-cell office:value-type="float" office:value="40504499" calcext:value-type="float">
            <text:p>40504499</text:p>
          </table:table-cell>
          <table:table-cell office:value-type="float" office:value="798641" calcext:value-type="float">
            <text:p>798641</text:p>
          </table:table-cell>
          <table:table-cell office:value-type="float" office:value="335102" calcext:value-type="float">
            <text:p>335102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798641" calcext:value-type="float">
            <text:p>798641</text:p>
          </table:table-cell>
          <table:table-cell office:value-type="float" office:value="335102" calcext:value-type="float">
            <text:p>33510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0907489" calcext:value-type="float">
            <text:p>40907489</text:p>
          </table:table-cell>
          <table:table-cell office:value-type="float" office:value="41409549" calcext:value-type="float">
            <text:p>41409549</text:p>
          </table:table-cell>
          <table:table-cell office:value-type="float" office:value="817003" calcext:value-type="float">
            <text:p>817003</text:p>
          </table:table-cell>
          <table:table-cell office:value-type="float" office:value="338112" calcext:value-type="float">
            <text:p>338112</text:p>
          </table:table-cell>
          <table:table-cell table:number-columns-repeated="8"/>
          <table:table-cell office:value-type="float" office:value="9100" calcext:value-type="float">
            <text:p>9100</text:p>
          </table:table-cell>
          <table:table-cell office:value-type="float" office:value="817003" calcext:value-type="float">
            <text:p>817003</text:p>
          </table:table-cell>
          <table:table-cell office:value-type="float" office:value="338112" calcext:value-type="float">
            <text:p>33811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1887076" calcext:value-type="float">
            <text:p>41887076</text:p>
          </table:table-cell>
          <table:table-cell office:value-type="float" office:value="42324599" calcext:value-type="float">
            <text:p>42324599</text:p>
          </table:table-cell>
          <table:table-cell office:value-type="float" office:value="834373" calcext:value-type="float">
            <text:p>834373</text:p>
          </table:table-cell>
          <table:table-cell office:value-type="float" office:value="341107" calcext:value-type="float">
            <text:p>341107</text:p>
          </table:table-cell>
          <table:table-cell table:number-columns-repeated="8"/>
          <table:table-cell office:value-type="float" office:value="9200" calcext:value-type="float">
            <text:p>9200</text:p>
          </table:table-cell>
          <table:table-cell office:value-type="float" office:value="834373" calcext:value-type="float">
            <text:p>834373</text:p>
          </table:table-cell>
          <table:table-cell office:value-type="float" office:value="341107" calcext:value-type="float">
            <text:p>34110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2724705" calcext:value-type="float">
            <text:p>42724705</text:p>
          </table:table-cell>
          <table:table-cell office:value-type="float" office:value="43249649" calcext:value-type="float">
            <text:p>43249649</text:p>
          </table:table-cell>
          <table:table-cell office:value-type="float" office:value="841703" calcext:value-type="float">
            <text:p>841703</text:p>
          </table:table-cell>
          <table:table-cell office:value-type="float" office:value="346522" calcext:value-type="float">
            <text:p>346522</text:p>
          </table:table-cell>
          <table:table-cell table:number-columns-repeated="8"/>
          <table:table-cell office:value-type="float" office:value="9300" calcext:value-type="float">
            <text:p>9300</text:p>
          </table:table-cell>
          <table:table-cell office:value-type="float" office:value="841703" calcext:value-type="float">
            <text:p>841703</text:p>
          </table:table-cell>
          <table:table-cell office:value-type="float" office:value="346522" calcext:value-type="float">
            <text:p>34652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3979008" calcext:value-type="float">
            <text:p>43979008</text:p>
          </table:table-cell>
          <table:table-cell office:value-type="float" office:value="44184699" calcext:value-type="float">
            <text:p>44184699</text:p>
          </table:table-cell>
          <table:table-cell office:value-type="float" office:value="853845" calcext:value-type="float">
            <text:p>853845</text:p>
          </table:table-cell>
          <table:table-cell office:value-type="float" office:value="349290" calcext:value-type="float">
            <text:p>349290</text:p>
          </table:table-cell>
          <table:table-cell table:number-columns-repeated="8"/>
          <table:table-cell office:value-type="float" office:value="9400" calcext:value-type="float">
            <text:p>9400</text:p>
          </table:table-cell>
          <table:table-cell office:value-type="float" office:value="853845" calcext:value-type="float">
            <text:p>853845</text:p>
          </table:table-cell>
          <table:table-cell office:value-type="float" office:value="349290" calcext:value-type="float">
            <text:p>34929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4837283" calcext:value-type="float">
            <text:p>44837283</text:p>
          </table:table-cell>
          <table:table-cell office:value-type="float" office:value="45129749" calcext:value-type="float">
            <text:p>45129749</text:p>
          </table:table-cell>
          <table:table-cell office:value-type="float" office:value="860383" calcext:value-type="float">
            <text:p>860383</text:p>
          </table:table-cell>
          <table:table-cell office:value-type="float" office:value="352645" calcext:value-type="float">
            <text:p>352645</text:p>
          </table:table-cell>
          <table:table-cell table:number-columns-repeated="8"/>
          <table:table-cell office:value-type="float" office:value="9500" calcext:value-type="float">
            <text:p>9500</text:p>
          </table:table-cell>
          <table:table-cell office:value-type="float" office:value="860383" calcext:value-type="float">
            <text:p>860383</text:p>
          </table:table-cell>
          <table:table-cell office:value-type="float" office:value="352645" calcext:value-type="float">
            <text:p>35264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5758318" calcext:value-type="float">
            <text:p>45758318</text:p>
          </table:table-cell>
          <table:table-cell office:value-type="float" office:value="46084799" calcext:value-type="float">
            <text:p>46084799</text:p>
          </table:table-cell>
          <table:table-cell office:value-type="float" office:value="847162" calcext:value-type="float">
            <text:p>847162</text:p>
          </table:table-cell>
          <table:table-cell office:value-type="float" office:value="355598" calcext:value-type="float">
            <text:p>355598</text:p>
          </table:table-cell>
          <table:table-cell table:number-columns-repeated="8"/>
          <table:table-cell office:value-type="float" office:value="9600" calcext:value-type="float">
            <text:p>9600</text:p>
          </table:table-cell>
          <table:table-cell office:value-type="float" office:value="847162" calcext:value-type="float">
            <text:p>847162</text:p>
          </table:table-cell>
          <table:table-cell office:value-type="float" office:value="355598" calcext:value-type="float">
            <text:p>35559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6709555" calcext:value-type="float">
            <text:p>46709555</text:p>
          </table:table-cell>
          <table:table-cell office:value-type="float" office:value="47049849" calcext:value-type="float">
            <text:p>47049849</text:p>
          </table:table-cell>
          <table:table-cell office:value-type="float" office:value="880658" calcext:value-type="float">
            <text:p>880658</text:p>
          </table:table-cell>
          <table:table-cell office:value-type="float" office:value="358545" calcext:value-type="float">
            <text:p>358545</text:p>
          </table:table-cell>
          <table:table-cell table:number-columns-repeated="8"/>
          <table:table-cell office:value-type="float" office:value="9700" calcext:value-type="float">
            <text:p>9700</text:p>
          </table:table-cell>
          <table:table-cell office:value-type="float" office:value="880658" calcext:value-type="float">
            <text:p>880658</text:p>
          </table:table-cell>
          <table:table-cell office:value-type="float" office:value="358545" calcext:value-type="float">
            <text:p>35854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7693869" calcext:value-type="float">
            <text:p>47693869</text:p>
          </table:table-cell>
          <table:table-cell office:value-type="float" office:value="48024899" calcext:value-type="float">
            <text:p>48024899</text:p>
          </table:table-cell>
          <table:table-cell office:value-type="float" office:value="879436" calcext:value-type="float">
            <text:p>879436</text:p>
          </table:table-cell>
          <table:table-cell office:value-type="float" office:value="362708" calcext:value-type="float">
            <text:p>362708</text:p>
          </table:table-cell>
          <table:table-cell table:number-columns-repeated="8"/>
          <table:table-cell office:value-type="float" office:value="9800" calcext:value-type="float">
            <text:p>9800</text:p>
          </table:table-cell>
          <table:table-cell office:value-type="float" office:value="879436" calcext:value-type="float">
            <text:p>879436</text:p>
          </table:table-cell>
          <table:table-cell office:value-type="float" office:value="362708" calcext:value-type="float">
            <text:p>36270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8460205" calcext:value-type="float">
            <text:p>48460205</text:p>
          </table:table-cell>
          <table:table-cell office:value-type="float" office:value="49009949" calcext:value-type="float">
            <text:p>49009949</text:p>
          </table:table-cell>
          <table:table-cell office:value-type="float" office:value="875029" calcext:value-type="float">
            <text:p>875029</text:p>
          </table:table-cell>
          <table:table-cell office:value-type="float" office:value="365659" calcext:value-type="float">
            <text:p>365659</text:p>
          </table:table-cell>
          <table:table-cell table:number-columns-repeated="8"/>
          <table:table-cell office:value-type="float" office:value="9900" calcext:value-type="float">
            <text:p>9900</text:p>
          </table:table-cell>
          <table:table-cell office:value-type="float" office:value="875029" calcext:value-type="float">
            <text:p>875029</text:p>
          </table:table-cell>
          <table:table-cell office:value-type="float" office:value="365659" calcext:value-type="float">
            <text:p>3656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839567" calcext:value-type="float">
            <text:p>49839567</text:p>
          </table:table-cell>
          <table:table-cell office:value-type="float" office:value="50004999" calcext:value-type="float">
            <text:p>50004999</text:p>
          </table:table-cell>
          <table:table-cell office:value-type="float" office:value="905330" calcext:value-type="float">
            <text:p>905330</text:p>
          </table:table-cell>
          <table:table-cell office:value-type="float" office:value="369272" calcext:value-type="float">
            <text:p>36927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905330" calcext:value-type="float">
            <text:p>905330</text:p>
          </table:table-cell>
          <table:table-cell office:value-type="float" office:value="369272" calcext:value-type="float">
            <text:p>369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0:10:53.473774449</dc:date>
    <meta:editing-duration>PT30M24S</meta:editing-duration>
    <meta:editing-cycles>3</meta:editing-cycles>
    <meta:generator>LibreOffice/7.4.6.2$Linux_X86_64 LibreOffice_project/40$Build-2</meta:generator>
    <meta:document-statistic meta:table-count="1" meta:cell-count="8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3cm" svg:y="3.47cm" style:legend-expansion="high" chart:style-name="ch2"/>
        <chart:plot-area chart:style-name="ch3" table:cell-range-address="tests.A1:tests.E100" svg:x="0.32cm" svg:y="0.18cm" svg:width="13.053cm" svg:height="8.64cm">
          <chart:coordinate-region svg:x="2.123cm" svg:y="0.375cm" svg:width="10.763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B1:tests.B100" chart:class="chart:scatter">
            <chart:domain table:cell-range-address="tests.A1:tests.A100"/>
            <chart:data-point chart:repeated="100"/>
          </chart:series>
          <chart:series chart:style-name="ch8" chart:values-cell-range-address="tests.C1:tests.C100" chart:class="chart:scatter">
            <chart:data-point chart:repeated="100"/>
          </chart:series>
          <chart:series chart:style-name="ch9" chart:values-cell-range-address="tests.D1:tests.D100" chart:class="chart:scatter">
            <chart:data-point chart:repeated="100"/>
          </chart:series>
          <chart:series chart:style-name="ch10" chart:values-cell-range-address="tests.E1:tests.E100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A1:tests.A100</svg:desc>
                </draw:g>
              </table:table-cell>
              <table:table-cell office:value-type="float" office:value="5329">
                <text:p>5329</text:p>
                <draw:g>
                  <svg:desc>tests.B1:tests.B100</svg:desc>
                </draw:g>
              </table:table-cell>
              <table:table-cell office:value-type="float" office:value="5049">
                <text:p>5049</text:p>
                <draw:g>
                  <svg:desc>tests.C1:tests.C100</svg:desc>
                </draw:g>
              </table:table-cell>
              <table:table-cell office:value-type="float" office:value="2624">
                <text:p>2624</text:p>
                <draw:g>
                  <svg:desc>tests.D1:tests.D100</svg:desc>
                </draw:g>
              </table:table-cell>
              <table:table-cell office:value-type="float" office:value="1894">
                <text:p>1894</text:p>
                <draw:g>
                  <svg:desc>tests.E1:tests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544">
                <text:p>19544</text:p>
              </table:table-cell>
              <table:table-cell office:value-type="float" office:value="20099">
                <text:p>20099</text:p>
              </table:table-cell>
              <table:table-cell office:value-type="float" office:value="6990">
                <text:p>699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84">
                <text:p>45184</text:p>
              </table:table-cell>
              <table:table-cell office:value-type="float" office:value="45149">
                <text:p>45149</text:p>
              </table:table-cell>
              <table:table-cell office:value-type="float" office:value="12048">
                <text:p>12048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756">
                <text:p>80756</text:p>
              </table:table-cell>
              <table:table-cell office:value-type="float" office:value="80199">
                <text:p>80199</text:p>
              </table:table-cell>
              <table:table-cell office:value-type="float" office:value="17395">
                <text:p>17395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4241">
                <text:p>124241</text:p>
              </table:table-cell>
              <table:table-cell office:value-type="float" office:value="125249">
                <text:p>125249</text:p>
              </table:table-cell>
              <table:table-cell office:value-type="float" office:value="22818">
                <text:p>22818</text:p>
              </table:table-cell>
              <table:table-cell office:value-type="float" office:value="12347">
                <text:p>12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77509">
                <text:p>177509</text:p>
              </table:table-cell>
              <table:table-cell office:value-type="float" office:value="180299">
                <text:p>180299</text:p>
              </table:table-cell>
              <table:table-cell office:value-type="float" office:value="30262">
                <text:p>30262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2820">
                <text:p>242820</text:p>
              </table:table-cell>
              <table:table-cell office:value-type="float" office:value="245349">
                <text:p>245349</text:p>
              </table:table-cell>
              <table:table-cell office:value-type="float" office:value="35752">
                <text:p>35752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1441">
                <text:p>321441</text:p>
              </table:table-cell>
              <table:table-cell office:value-type="float" office:value="320399">
                <text:p>320399</text:p>
              </table:table-cell>
              <table:table-cell office:value-type="float" office:value="44193">
                <text:p>44193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6773">
                <text:p>406773</text:p>
              </table:table-cell>
              <table:table-cell office:value-type="float" office:value="405449">
                <text:p>405449</text:p>
              </table:table-cell>
              <table:table-cell office:value-type="float" office:value="49905">
                <text:p>49905</text:p>
              </table:table-cell>
              <table:table-cell office:value-type="float" office:value="24601">
                <text:p>24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97352">
                <text:p>497352</text:p>
              </table:table-cell>
              <table:table-cell office:value-type="float" office:value="500499">
                <text:p>500499</text:p>
              </table:table-cell>
              <table:table-cell office:value-type="float" office:value="59313">
                <text:p>59313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595468">
                <text:p>595468</text:p>
              </table:table-cell>
              <table:table-cell office:value-type="float" office:value="605549">
                <text:p>605549</text:p>
              </table:table-cell>
              <table:table-cell office:value-type="float" office:value="67424">
                <text:p>67424</text:p>
              </table:table-cell>
              <table:table-cell office:value-type="float" office:value="32605">
                <text:p>32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18846">
                <text:p>718846</text:p>
              </table:table-cell>
              <table:table-cell office:value-type="float" office:value="720599">
                <text:p>720599</text:p>
              </table:table-cell>
              <table:table-cell office:value-type="float" office:value="71350">
                <text:p>71350</text:p>
              </table:table-cell>
              <table:table-cell office:value-type="float" office:value="35152">
                <text:p>35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35547">
                <text:p>835547</text:p>
              </table:table-cell>
              <table:table-cell office:value-type="float" office:value="845649">
                <text:p>845649</text:p>
              </table:table-cell>
              <table:table-cell office:value-type="float" office:value="77334">
                <text:p>77334</text:p>
              </table:table-cell>
              <table:table-cell office:value-type="float" office:value="38317">
                <text:p>38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75220">
                <text:p>975220</text:p>
              </table:table-cell>
              <table:table-cell office:value-type="float" office:value="980699">
                <text:p>980699</text:p>
              </table:table-cell>
              <table:table-cell office:value-type="float" office:value="85617">
                <text:p>85617</text:p>
              </table:table-cell>
              <table:table-cell office:value-type="float" office:value="40805">
                <text:p>40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12444">
                <text:p>1112444</text:p>
              </table:table-cell>
              <table:table-cell office:value-type="float" office:value="1125749">
                <text:p>1125749</text:p>
              </table:table-cell>
              <table:table-cell office:value-type="float" office:value="95217">
                <text:p>95217</text:p>
              </table:table-cell>
              <table:table-cell office:value-type="float" office:value="43725">
                <text:p>43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030">
                <text:p>1280030</text:p>
              </table:table-cell>
              <table:table-cell office:value-type="float" office:value="1280799">
                <text:p>1280799</text:p>
              </table:table-cell>
              <table:table-cell office:value-type="float" office:value="103476">
                <text:p>103476</text:p>
              </table:table-cell>
              <table:table-cell office:value-type="float" office:value="47739">
                <text:p>47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4312">
                <text:p>1444312</text:p>
              </table:table-cell>
              <table:table-cell office:value-type="float" office:value="1445849">
                <text:p>1445849</text:p>
              </table:table-cell>
              <table:table-cell office:value-type="float" office:value="109084">
                <text:p>109084</text:p>
              </table:table-cell>
              <table:table-cell office:value-type="float" office:value="50492">
                <text:p>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05094">
                <text:p>1605094</text:p>
              </table:table-cell>
              <table:table-cell office:value-type="float" office:value="1620899">
                <text:p>1620899</text:p>
              </table:table-cell>
              <table:table-cell office:value-type="float" office:value="116498">
                <text:p>116498</text:p>
              </table:table-cell>
              <table:table-cell office:value-type="float" office:value="53913">
                <text:p>53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788107">
                <text:p>1788107</text:p>
              </table:table-cell>
              <table:table-cell office:value-type="float" office:value="1805949">
                <text:p>1805949</text:p>
              </table:table-cell>
              <table:table-cell office:value-type="float" office:value="127452">
                <text:p>127452</text:p>
              </table:table-cell>
              <table:table-cell office:value-type="float" office:value="56601">
                <text:p>56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987308">
                <text:p>1987308</text:p>
              </table:table-cell>
              <table:table-cell office:value-type="float" office:value="2000999">
                <text:p>2000999</text:p>
              </table:table-cell>
              <table:table-cell office:value-type="float" office:value="134765">
                <text:p>134765</text:p>
              </table:table-cell>
              <table:table-cell office:value-type="float" office:value="59822">
                <text:p>5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77805">
                <text:p>2177805</text:p>
              </table:table-cell>
              <table:table-cell office:value-type="float" office:value="2206049">
                <text:p>2206049</text:p>
              </table:table-cell>
              <table:table-cell office:value-type="float" office:value="145509">
                <text:p>145509</text:p>
              </table:table-cell>
              <table:table-cell office:value-type="float" office:value="68332">
                <text:p>68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78525">
                <text:p>2378525</text:p>
              </table:table-cell>
              <table:table-cell office:value-type="float" office:value="2421099">
                <text:p>2421099</text:p>
              </table:table-cell>
              <table:table-cell office:value-type="float" office:value="152542">
                <text:p>152542</text:p>
              </table:table-cell>
              <table:table-cell office:value-type="float" office:value="70935">
                <text:p>70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33253">
                <text:p>2633253</text:p>
              </table:table-cell>
              <table:table-cell office:value-type="float" office:value="2646149">
                <text:p>2646149</text:p>
              </table:table-cell>
              <table:table-cell office:value-type="float" office:value="158815">
                <text:p>158815</text:p>
              </table:table-cell>
              <table:table-cell office:value-type="float" office:value="73479">
                <text:p>73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56816">
                <text:p>2856816</text:p>
              </table:table-cell>
              <table:table-cell office:value-type="float" office:value="2881199">
                <text:p>2881199</text:p>
              </table:table-cell>
              <table:table-cell office:value-type="float" office:value="167380">
                <text:p>167380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082676">
                <text:p>3082676</text:p>
              </table:table-cell>
              <table:table-cell office:value-type="float" office:value="3126249">
                <text:p>3126249</text:p>
              </table:table-cell>
              <table:table-cell office:value-type="float" office:value="175957">
                <text:p>175957</text:p>
              </table:table-cell>
              <table:table-cell office:value-type="float" office:value="79490">
                <text:p>79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39078">
                <text:p>3339078</text:p>
              </table:table-cell>
              <table:table-cell office:value-type="float" office:value="3381299">
                <text:p>3381299</text:p>
              </table:table-cell>
              <table:table-cell office:value-type="float" office:value="191270">
                <text:p>191270</text:p>
              </table:table-cell>
              <table:table-cell office:value-type="float" office:value="83423">
                <text:p>83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05740">
                <text:p>3605740</text:p>
              </table:table-cell>
              <table:table-cell office:value-type="float" office:value="3646349">
                <text:p>3646349</text:p>
              </table:table-cell>
              <table:table-cell office:value-type="float" office:value="192726">
                <text:p>192726</text:p>
              </table:table-cell>
              <table:table-cell office:value-type="float" office:value="86208">
                <text:p>86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853">
                <text:p>3854853</text:p>
              </table:table-cell>
              <table:table-cell office:value-type="float" office:value="3921399">
                <text:p>3921399</text:p>
              </table:table-cell>
              <table:table-cell office:value-type="float" office:value="200967">
                <text:p>200967</text:p>
              </table:table-cell>
              <table:table-cell office:value-type="float" office:value="88911">
                <text:p>8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173223">
                <text:p>4173223</text:p>
              </table:table-cell>
              <table:table-cell office:value-type="float" office:value="4206449">
                <text:p>4206449</text:p>
              </table:table-cell>
              <table:table-cell office:value-type="float" office:value="214822">
                <text:p>214822</text:p>
              </table:table-cell>
              <table:table-cell office:value-type="float" office:value="92211">
                <text:p>92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467901">
                <text:p>4467901</text:p>
              </table:table-cell>
              <table:table-cell office:value-type="float" office:value="4501499">
                <text:p>4501499</text:p>
              </table:table-cell>
              <table:table-cell office:value-type="float" office:value="223095">
                <text:p>223095</text:p>
              </table:table-cell>
              <table:table-cell office:value-type="float" office:value="95242">
                <text:p>95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739007">
                <text:p>4739007</text:p>
              </table:table-cell>
              <table:table-cell office:value-type="float" office:value="4806549">
                <text:p>4806549</text:p>
              </table:table-cell>
              <table:table-cell office:value-type="float" office:value="222355">
                <text:p>222355</text:p>
              </table:table-cell>
              <table:table-cell office:value-type="float" office:value="101007">
                <text:p>10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042923">
                <text:p>5042923</text:p>
              </table:table-cell>
              <table:table-cell office:value-type="float" office:value="5121599">
                <text:p>5121599</text:p>
              </table:table-cell>
              <table:table-cell office:value-type="float" office:value="233619">
                <text:p>233619</text:p>
              </table:table-cell>
              <table:table-cell office:value-type="float" office:value="103796">
                <text:p>103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360132">
                <text:p>5360132</text:p>
              </table:table-cell>
              <table:table-cell office:value-type="float" office:value="5446649">
                <text:p>5446649</text:p>
              </table:table-cell>
              <table:table-cell office:value-type="float" office:value="246040">
                <text:p>246040</text:p>
              </table:table-cell>
              <table:table-cell office:value-type="float" office:value="106487">
                <text:p>106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686689">
                <text:p>5686689</text:p>
              </table:table-cell>
              <table:table-cell office:value-type="float" office:value="5781699">
                <text:p>5781699</text:p>
              </table:table-cell>
              <table:table-cell office:value-type="float" office:value="256478">
                <text:p>256478</text:p>
              </table:table-cell>
              <table:table-cell office:value-type="float" office:value="109812">
                <text:p>109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090909">
                <text:p>6090909</text:p>
              </table:table-cell>
              <table:table-cell office:value-type="float" office:value="6126749">
                <text:p>6126749</text:p>
              </table:table-cell>
              <table:table-cell office:value-type="float" office:value="267802">
                <text:p>267802</text:p>
              </table:table-cell>
              <table:table-cell office:value-type="float" office:value="112768">
                <text:p>11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14959">
                <text:p>6414959</text:p>
              </table:table-cell>
              <table:table-cell office:value-type="float" office:value="6481799">
                <text:p>6481799</text:p>
              </table:table-cell>
              <table:table-cell office:value-type="float" office:value="278065">
                <text:p>278065</text:p>
              </table:table-cell>
              <table:table-cell office:value-type="float" office:value="117158">
                <text:p>117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750740">
                <text:p>6750740</text:p>
              </table:table-cell>
              <table:table-cell office:value-type="float" office:value="6846849">
                <text:p>6846849</text:p>
              </table:table-cell>
              <table:table-cell office:value-type="float" office:value="278509">
                <text:p>278509</text:p>
              </table:table-cell>
              <table:table-cell office:value-type="float" office:value="119848">
                <text:p>119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092551">
                <text:p>7092551</text:p>
              </table:table-cell>
              <table:table-cell office:value-type="float" office:value="7221899">
                <text:p>7221899</text:p>
              </table:table-cell>
              <table:table-cell office:value-type="float" office:value="285768">
                <text:p>285768</text:p>
              </table:table-cell>
              <table:table-cell office:value-type="float" office:value="122988">
                <text:p>122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489475">
                <text:p>7489475</text:p>
              </table:table-cell>
              <table:table-cell office:value-type="float" office:value="7606949">
                <text:p>7606949</text:p>
              </table:table-cell>
              <table:table-cell office:value-type="float" office:value="306224">
                <text:p>306224</text:p>
              </table:table-cell>
              <table:table-cell office:value-type="float" office:value="126509">
                <text:p>126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7950832">
                <text:p>7950832</text:p>
              </table:table-cell>
              <table:table-cell office:value-type="float" office:value="8001999">
                <text:p>8001999</text:p>
              </table:table-cell>
              <table:table-cell office:value-type="float" office:value="316936">
                <text:p>316936</text:p>
              </table:table-cell>
              <table:table-cell office:value-type="float" office:value="129919">
                <text:p>129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310657">
                <text:p>8310657</text:p>
              </table:table-cell>
              <table:table-cell office:value-type="float" office:value="8407049">
                <text:p>8407049</text:p>
              </table:table-cell>
              <table:table-cell office:value-type="float" office:value="321370">
                <text:p>321370</text:p>
              </table:table-cell>
              <table:table-cell office:value-type="float" office:value="144658">
                <text:p>144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726634">
                <text:p>8726634</text:p>
              </table:table-cell>
              <table:table-cell office:value-type="float" office:value="8822099">
                <text:p>8822099</text:p>
              </table:table-cell>
              <table:table-cell office:value-type="float" office:value="328924">
                <text:p>328924</text:p>
              </table:table-cell>
              <table:table-cell office:value-type="float" office:value="147496">
                <text:p>147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165849">
                <text:p>9165849</text:p>
              </table:table-cell>
              <table:table-cell office:value-type="float" office:value="9247149">
                <text:p>9247149</text:p>
              </table:table-cell>
              <table:table-cell office:value-type="float" office:value="334368">
                <text:p>334368</text:p>
              </table:table-cell>
              <table:table-cell office:value-type="float" office:value="150185">
                <text:p>150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588282">
                <text:p>9588282</text:p>
              </table:table-cell>
              <table:table-cell office:value-type="float" office:value="9682199">
                <text:p>9682199</text:p>
              </table:table-cell>
              <table:table-cell office:value-type="float" office:value="347662">
                <text:p>347662</text:p>
              </table:table-cell>
              <table:table-cell office:value-type="float" office:value="153245">
                <text:p>153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9996740">
                <text:p>9996740</text:p>
              </table:table-cell>
              <table:table-cell office:value-type="float" office:value="10127249">
                <text:p>10127249</text:p>
              </table:table-cell>
              <table:table-cell office:value-type="float" office:value="348514">
                <text:p>348514</text:p>
              </table:table-cell>
              <table:table-cell office:value-type="float" office:value="156048">
                <text:p>156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472351">
                <text:p>10472351</text:p>
              </table:table-cell>
              <table:table-cell office:value-type="float" office:value="10582299">
                <text:p>10582299</text:p>
              </table:table-cell>
              <table:table-cell office:value-type="float" office:value="360040">
                <text:p>360040</text:p>
              </table:table-cell>
              <table:table-cell office:value-type="float" office:value="158806">
                <text:p>158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0954272">
                <text:p>10954272</text:p>
              </table:table-cell>
              <table:table-cell office:value-type="float" office:value="11047349">
                <text:p>11047349</text:p>
              </table:table-cell>
              <table:table-cell office:value-type="float" office:value="374132">
                <text:p>374132</text:p>
              </table:table-cell>
              <table:table-cell office:value-type="float" office:value="162621">
                <text:p>162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54353">
                <text:p>11554353</text:p>
              </table:table-cell>
              <table:table-cell office:value-type="float" office:value="11522399">
                <text:p>11522399</text:p>
              </table:table-cell>
              <table:table-cell office:value-type="float" office:value="387217">
                <text:p>387217</text:p>
              </table:table-cell>
              <table:table-cell office:value-type="float" office:value="165553">
                <text:p>165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1926134">
                <text:p>11926134</text:p>
              </table:table-cell>
              <table:table-cell office:value-type="float" office:value="12007449">
                <text:p>12007449</text:p>
              </table:table-cell>
              <table:table-cell office:value-type="float" office:value="394195">
                <text:p>394195</text:p>
              </table:table-cell>
              <table:table-cell office:value-type="float" office:value="168816">
                <text:p>168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445115">
                <text:p>12445115</text:p>
              </table:table-cell>
              <table:table-cell office:value-type="float" office:value="12502499">
                <text:p>12502499</text:p>
              </table:table-cell>
              <table:table-cell office:value-type="float" office:value="402627">
                <text:p>402627</text:p>
              </table:table-cell>
              <table:table-cell office:value-type="float" office:value="171851">
                <text:p>171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2854804">
                <text:p>12854804</text:p>
              </table:table-cell>
              <table:table-cell office:value-type="float" office:value="13007549">
                <text:p>13007549</text:p>
              </table:table-cell>
              <table:table-cell office:value-type="float" office:value="410329">
                <text:p>410329</text:p>
              </table:table-cell>
              <table:table-cell office:value-type="float" office:value="174798">
                <text:p>174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418209">
                <text:p>13418209</text:p>
              </table:table-cell>
              <table:table-cell office:value-type="float" office:value="13522599">
                <text:p>13522599</text:p>
              </table:table-cell>
              <table:table-cell office:value-type="float" office:value="421387">
                <text:p>421387</text:p>
              </table:table-cell>
              <table:table-cell office:value-type="float" office:value="180272">
                <text:p>180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3829321">
                <text:p>13829321</text:p>
              </table:table-cell>
              <table:table-cell office:value-type="float" office:value="14047649">
                <text:p>14047649</text:p>
              </table:table-cell>
              <table:table-cell office:value-type="float" office:value="423061">
                <text:p>423061</text:p>
              </table:table-cell>
              <table:table-cell office:value-type="float" office:value="182992">
                <text:p>182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383172">
                <text:p>14383172</text:p>
              </table:table-cell>
              <table:table-cell office:value-type="float" office:value="14582699">
                <text:p>14582699</text:p>
              </table:table-cell>
              <table:table-cell office:value-type="float" office:value="447731">
                <text:p>447731</text:p>
              </table:table-cell>
              <table:table-cell office:value-type="float" office:value="186354">
                <text:p>18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4976115">
                <text:p>14976115</text:p>
              </table:table-cell>
              <table:table-cell office:value-type="float" office:value="15127749">
                <text:p>15127749</text:p>
              </table:table-cell>
              <table:table-cell office:value-type="float" office:value="459926">
                <text:p>459926</text:p>
              </table:table-cell>
              <table:table-cell office:value-type="float" office:value="189078">
                <text:p>189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472004">
                <text:p>15472004</text:p>
              </table:table-cell>
              <table:table-cell office:value-type="float" office:value="15682799">
                <text:p>15682799</text:p>
              </table:table-cell>
              <table:table-cell office:value-type="float" office:value="472187">
                <text:p>472187</text:p>
              </table:table-cell>
              <table:table-cell office:value-type="float" office:value="192255">
                <text:p>192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151677">
                <text:p>16151677</text:p>
              </table:table-cell>
              <table:table-cell office:value-type="float" office:value="16247849">
                <text:p>16247849</text:p>
              </table:table-cell>
              <table:table-cell office:value-type="float" office:value="477860">
                <text:p>477860</text:p>
              </table:table-cell>
              <table:table-cell office:value-type="float" office:value="196444">
                <text:p>196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623734">
                <text:p>16623734</text:p>
              </table:table-cell>
              <table:table-cell office:value-type="float" office:value="16822899">
                <text:p>16822899</text:p>
              </table:table-cell>
              <table:table-cell office:value-type="float" office:value="478446">
                <text:p>478446</text:p>
              </table:table-cell>
              <table:table-cell office:value-type="float" office:value="199352">
                <text:p>199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317502">
                <text:p>17317502</text:p>
              </table:table-cell>
              <table:table-cell office:value-type="float" office:value="17407949">
                <text:p>17407949</text:p>
              </table:table-cell>
              <table:table-cell office:value-type="float" office:value="481567">
                <text:p>481567</text:p>
              </table:table-cell>
              <table:table-cell office:value-type="float" office:value="202978">
                <text:p>20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7839482">
                <text:p>17839482</text:p>
              </table:table-cell>
              <table:table-cell office:value-type="float" office:value="18002999">
                <text:p>18002999</text:p>
              </table:table-cell>
              <table:table-cell office:value-type="float" office:value="497757">
                <text:p>497757</text:p>
              </table:table-cell>
              <table:table-cell office:value-type="float" office:value="205917">
                <text:p>205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465276">
                <text:p>18465276</text:p>
              </table:table-cell>
              <table:table-cell office:value-type="float" office:value="18608049">
                <text:p>18608049</text:p>
              </table:table-cell>
              <table:table-cell office:value-type="float" office:value="511116">
                <text:p>511116</text:p>
              </table:table-cell>
              <table:table-cell office:value-type="float" office:value="209317">
                <text:p>209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148790">
                <text:p>19148790</text:p>
              </table:table-cell>
              <table:table-cell office:value-type="float" office:value="19223099">
                <text:p>19223099</text:p>
              </table:table-cell>
              <table:table-cell office:value-type="float" office:value="522686">
                <text:p>522686</text:p>
              </table:table-cell>
              <table:table-cell office:value-type="float" office:value="218018">
                <text:p>218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615455">
                <text:p>19615455</text:p>
              </table:table-cell>
              <table:table-cell office:value-type="float" office:value="19848149">
                <text:p>19848149</text:p>
              </table:table-cell>
              <table:table-cell office:value-type="float" office:value="530872">
                <text:p>530872</text:p>
              </table:table-cell>
              <table:table-cell office:value-type="float" office:value="220796">
                <text:p>220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263373">
                <text:p>20263373</text:p>
              </table:table-cell>
              <table:table-cell office:value-type="float" office:value="20483199">
                <text:p>20483199</text:p>
              </table:table-cell>
              <table:table-cell office:value-type="float" office:value="529823">
                <text:p>529823</text:p>
              </table:table-cell>
              <table:table-cell office:value-type="float" office:value="224084">
                <text:p>224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0939573">
                <text:p>20939573</text:p>
              </table:table-cell>
              <table:table-cell office:value-type="float" office:value="21128249">
                <text:p>21128249</text:p>
              </table:table-cell>
              <table:table-cell office:value-type="float" office:value="543410">
                <text:p>543410</text:p>
              </table:table-cell>
              <table:table-cell office:value-type="float" office:value="226879">
                <text:p>226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553666">
                <text:p>21553666</text:p>
              </table:table-cell>
              <table:table-cell office:value-type="float" office:value="21783299">
                <text:p>21783299</text:p>
              </table:table-cell>
              <table:table-cell office:value-type="float" office:value="567700">
                <text:p>567700</text:p>
              </table:table-cell>
              <table:table-cell office:value-type="float" office:value="229987">
                <text:p>229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270238">
                <text:p>22270238</text:p>
              </table:table-cell>
              <table:table-cell office:value-type="float" office:value="22448349">
                <text:p>22448349</text:p>
              </table:table-cell>
              <table:table-cell office:value-type="float" office:value="577578">
                <text:p>577578</text:p>
              </table:table-cell>
              <table:table-cell office:value-type="float" office:value="234094">
                <text:p>23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2894246">
                <text:p>22894246</text:p>
              </table:table-cell>
              <table:table-cell office:value-type="float" office:value="23123399">
                <text:p>23123399</text:p>
              </table:table-cell>
              <table:table-cell office:value-type="float" office:value="582272">
                <text:p>582272</text:p>
              </table:table-cell>
              <table:table-cell office:value-type="float" office:value="237138">
                <text:p>237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532266">
                <text:p>23532266</text:p>
              </table:table-cell>
              <table:table-cell office:value-type="float" office:value="23808449">
                <text:p>23808449</text:p>
              </table:table-cell>
              <table:table-cell office:value-type="float" office:value="591775">
                <text:p>591775</text:p>
              </table:table-cell>
              <table:table-cell office:value-type="float" office:value="240037">
                <text:p>240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226563">
                <text:p>24226563</text:p>
              </table:table-cell>
              <table:table-cell office:value-type="float" office:value="24503499">
                <text:p>24503499</text:p>
              </table:table-cell>
              <table:table-cell office:value-type="float" office:value="593346">
                <text:p>593346</text:p>
              </table:table-cell>
              <table:table-cell office:value-type="float" office:value="243524">
                <text:p>243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162298">
                <text:p>25162298</text:p>
              </table:table-cell>
              <table:table-cell office:value-type="float" office:value="25208549">
                <text:p>25208549</text:p>
              </table:table-cell>
              <table:table-cell office:value-type="float" office:value="602721">
                <text:p>602721</text:p>
              </table:table-cell>
              <table:table-cell office:value-type="float" office:value="246792">
                <text:p>246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842725">
                <text:p>25842725</text:p>
              </table:table-cell>
              <table:table-cell office:value-type="float" office:value="25923599">
                <text:p>25923599</text:p>
              </table:table-cell>
              <table:table-cell office:value-type="float" office:value="605190">
                <text:p>605190</text:p>
              </table:table-cell>
              <table:table-cell office:value-type="float" office:value="252806">
                <text:p>252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351533">
                <text:p>26351533</text:p>
              </table:table-cell>
              <table:table-cell office:value-type="float" office:value="26648649">
                <text:p>26648649</text:p>
              </table:table-cell>
              <table:table-cell office:value-type="float" office:value="619169">
                <text:p>619169</text:p>
              </table:table-cell>
              <table:table-cell office:value-type="float" office:value="255784">
                <text:p>255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083625">
                <text:p>27083625</text:p>
              </table:table-cell>
              <table:table-cell office:value-type="float" office:value="27383699">
                <text:p>27383699</text:p>
              </table:table-cell>
              <table:table-cell office:value-type="float" office:value="641687">
                <text:p>641687</text:p>
              </table:table-cell>
              <table:table-cell office:value-type="float" office:value="258677">
                <text:p>258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7988179">
                <text:p>27988179</text:p>
              </table:table-cell>
              <table:table-cell office:value-type="float" office:value="28128749">
                <text:p>28128749</text:p>
              </table:table-cell>
              <table:table-cell office:value-type="float" office:value="657416">
                <text:p>657416</text:p>
              </table:table-cell>
              <table:table-cell office:value-type="float" office:value="262185">
                <text:p>262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666538">
                <text:p>28666538</text:p>
              </table:table-cell>
              <table:table-cell office:value-type="float" office:value="28883799">
                <text:p>28883799</text:p>
              </table:table-cell>
              <table:table-cell office:value-type="float" office:value="668103">
                <text:p>668103</text:p>
              </table:table-cell>
              <table:table-cell office:value-type="float" office:value="265431">
                <text:p>2654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267386">
                <text:p>29267386</text:p>
              </table:table-cell>
              <table:table-cell office:value-type="float" office:value="29648849">
                <text:p>29648849</text:p>
              </table:table-cell>
              <table:table-cell office:value-type="float" office:value="675954">
                <text:p>675954</text:p>
              </table:table-cell>
              <table:table-cell office:value-type="float" office:value="269971">
                <text:p>269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090681">
                <text:p>30090681</text:p>
              </table:table-cell>
              <table:table-cell office:value-type="float" office:value="30423899">
                <text:p>30423899</text:p>
              </table:table-cell>
              <table:table-cell office:value-type="float" office:value="695265">
                <text:p>695265</text:p>
              </table:table-cell>
              <table:table-cell office:value-type="float" office:value="272938">
                <text:p>272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0797965">
                <text:p>30797965</text:p>
              </table:table-cell>
              <table:table-cell office:value-type="float" office:value="31208949">
                <text:p>31208949</text:p>
              </table:table-cell>
              <table:table-cell office:value-type="float" office:value="688854">
                <text:p>688854</text:p>
              </table:table-cell>
              <table:table-cell office:value-type="float" office:value="276315">
                <text:p>276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620921">
                <text:p>31620921</text:p>
              </table:table-cell>
              <table:table-cell office:value-type="float" office:value="32003999">
                <text:p>32003999</text:p>
              </table:table-cell>
              <table:table-cell office:value-type="float" office:value="700510">
                <text:p>700510</text:p>
              </table:table-cell>
              <table:table-cell office:value-type="float" office:value="280231">
                <text:p>280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447055">
                <text:p>32447055</text:p>
              </table:table-cell>
              <table:table-cell office:value-type="float" office:value="32809049">
                <text:p>32809049</text:p>
              </table:table-cell>
              <table:table-cell office:value-type="float" office:value="712176">
                <text:p>712176</text:p>
              </table:table-cell>
              <table:table-cell office:value-type="float" office:value="283771">
                <text:p>283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393989">
                <text:p>33393989</text:p>
              </table:table-cell>
              <table:table-cell office:value-type="float" office:value="33624099">
                <text:p>33624099</text:p>
              </table:table-cell>
              <table:table-cell office:value-type="float" office:value="714620">
                <text:p>714620</text:p>
              </table:table-cell>
              <table:table-cell office:value-type="float" office:value="310953">
                <text:p>310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125118">
                <text:p>34125118</text:p>
              </table:table-cell>
              <table:table-cell office:value-type="float" office:value="34449149">
                <text:p>34449149</text:p>
              </table:table-cell>
              <table:table-cell office:value-type="float" office:value="735384">
                <text:p>735384</text:p>
              </table:table-cell>
              <table:table-cell office:value-type="float" office:value="313769">
                <text:p>313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4914485">
                <text:p>34914485</text:p>
              </table:table-cell>
              <table:table-cell office:value-type="float" office:value="35284199">
                <text:p>35284199</text:p>
              </table:table-cell>
              <table:table-cell office:value-type="float" office:value="731225">
                <text:p>731225</text:p>
              </table:table-cell>
              <table:table-cell office:value-type="float" office:value="316450">
                <text:p>3164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5877421">
                <text:p>35877421</text:p>
              </table:table-cell>
              <table:table-cell office:value-type="float" office:value="36129249">
                <text:p>36129249</text:p>
              </table:table-cell>
              <table:table-cell office:value-type="float" office:value="737573">
                <text:p>737573</text:p>
              </table:table-cell>
              <table:table-cell office:value-type="float" office:value="319521">
                <text:p>31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847162">
                <text:p>36847162</text:p>
              </table:table-cell>
              <table:table-cell office:value-type="float" office:value="36984299">
                <text:p>36984299</text:p>
              </table:table-cell>
              <table:table-cell office:value-type="float" office:value="748333">
                <text:p>748333</text:p>
              </table:table-cell>
              <table:table-cell office:value-type="float" office:value="322324">
                <text:p>322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501131">
                <text:p>37501131</text:p>
              </table:table-cell>
              <table:table-cell office:value-type="float" office:value="37849349">
                <text:p>37849349</text:p>
              </table:table-cell>
              <table:table-cell office:value-type="float" office:value="751811">
                <text:p>751811</text:p>
              </table:table-cell>
              <table:table-cell office:value-type="float" office:value="325098">
                <text:p>325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032654">
                <text:p>38032654</text:p>
              </table:table-cell>
              <table:table-cell office:value-type="float" office:value="38724399">
                <text:p>38724399</text:p>
              </table:table-cell>
              <table:table-cell office:value-type="float" office:value="787352">
                <text:p>787352</text:p>
              </table:table-cell>
              <table:table-cell office:value-type="float" office:value="328979">
                <text:p>3289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180787">
                <text:p>39180787</text:p>
              </table:table-cell>
              <table:table-cell office:value-type="float" office:value="39609449">
                <text:p>39609449</text:p>
              </table:table-cell>
              <table:table-cell office:value-type="float" office:value="814268">
                <text:p>814268</text:p>
              </table:table-cell>
              <table:table-cell office:value-type="float" office:value="331814">
                <text:p>331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139548">
                <text:p>40139548</text:p>
              </table:table-cell>
              <table:table-cell office:value-type="float" office:value="40504499">
                <text:p>40504499</text:p>
              </table:table-cell>
              <table:table-cell office:value-type="float" office:value="798641">
                <text:p>798641</text:p>
              </table:table-cell>
              <table:table-cell office:value-type="float" office:value="335102">
                <text:p>335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0907489">
                <text:p>40907489</text:p>
              </table:table-cell>
              <table:table-cell office:value-type="float" office:value="41409549">
                <text:p>41409549</text:p>
              </table:table-cell>
              <table:table-cell office:value-type="float" office:value="817003">
                <text:p>817003</text:p>
              </table:table-cell>
              <table:table-cell office:value-type="float" office:value="338112">
                <text:p>338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1887076">
                <text:p>41887076</text:p>
              </table:table-cell>
              <table:table-cell office:value-type="float" office:value="42324599">
                <text:p>42324599</text:p>
              </table:table-cell>
              <table:table-cell office:value-type="float" office:value="834373">
                <text:p>834373</text:p>
              </table:table-cell>
              <table:table-cell office:value-type="float" office:value="341107">
                <text:p>341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2724705">
                <text:p>42724705</text:p>
              </table:table-cell>
              <table:table-cell office:value-type="float" office:value="43249649">
                <text:p>43249649</text:p>
              </table:table-cell>
              <table:table-cell office:value-type="float" office:value="841703">
                <text:p>841703</text:p>
              </table:table-cell>
              <table:table-cell office:value-type="float" office:value="346522">
                <text:p>34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3979008">
                <text:p>43979008</text:p>
              </table:table-cell>
              <table:table-cell office:value-type="float" office:value="44184699">
                <text:p>44184699</text:p>
              </table:table-cell>
              <table:table-cell office:value-type="float" office:value="853845">
                <text:p>853845</text:p>
              </table:table-cell>
              <table:table-cell office:value-type="float" office:value="349290">
                <text:p>3492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4837283">
                <text:p>44837283</text:p>
              </table:table-cell>
              <table:table-cell office:value-type="float" office:value="45129749">
                <text:p>45129749</text:p>
              </table:table-cell>
              <table:table-cell office:value-type="float" office:value="860383">
                <text:p>860383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5758318">
                <text:p>45758318</text:p>
              </table:table-cell>
              <table:table-cell office:value-type="float" office:value="46084799">
                <text:p>46084799</text:p>
              </table:table-cell>
              <table:table-cell office:value-type="float" office:value="847162">
                <text:p>847162</text:p>
              </table:table-cell>
              <table:table-cell office:value-type="float" office:value="355598">
                <text:p>3555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6709555">
                <text:p>46709555</text:p>
              </table:table-cell>
              <table:table-cell office:value-type="float" office:value="47049849">
                <text:p>47049849</text:p>
              </table:table-cell>
              <table:table-cell office:value-type="float" office:value="880658">
                <text:p>880658</text:p>
              </table:table-cell>
              <table:table-cell office:value-type="float" office:value="358545">
                <text:p>358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7693869">
                <text:p>47693869</text:p>
              </table:table-cell>
              <table:table-cell office:value-type="float" office:value="48024899">
                <text:p>48024899</text:p>
              </table:table-cell>
              <table:table-cell office:value-type="float" office:value="879436">
                <text:p>879436</text:p>
              </table:table-cell>
              <table:table-cell office:value-type="float" office:value="362708">
                <text:p>362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8460205">
                <text:p>48460205</text:p>
              </table:table-cell>
              <table:table-cell office:value-type="float" office:value="49009949">
                <text:p>49009949</text:p>
              </table:table-cell>
              <table:table-cell office:value-type="float" office:value="875029">
                <text:p>875029</text:p>
              </table:table-cell>
              <table:table-cell office:value-type="float" office:value="365659">
                <text:p>365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9839567">
                <text:p>49839567</text:p>
              </table:table-cell>
              <table:table-cell office:value-type="float" office:value="50004999">
                <text:p>50004999</text:p>
              </table:table-cell>
              <table:table-cell office:value-type="float" office:value="905330">
                <text:p>905330</text:p>
              </table:table-cell>
              <table:table-cell office:value-type="float" office:value="369272">
                <text:p>369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96cm" style:legend-expansion="high" chart:style-name="ch2"/>
        <chart:plot-area chart:style-name="ch3" table:cell-range-address="tests.N1:tests.P100" svg:x="0.32cm" svg:y="0.18cm" svg:width="13.017cm" svg:height="8.64cm">
          <chart:coordinate-region svg:x="1.929cm" svg:y="0.375cm" svg:width="10.92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s.O1:tests.O100" chart:class="chart:scatter">
            <chart:domain table:cell-range-address="tests.N1:tests.N100"/>
            <chart:data-point chart:repeated="100"/>
          </chart:series>
          <chart:series chart:style-name="ch8" chart:values-cell-range-address="tests.P1:tests.P100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s.N1:tests.N100</svg:desc>
                </draw:g>
              </table:table-cell>
              <table:table-cell office:value-type="float" office:value="2624">
                <text:p>2624</text:p>
                <draw:g>
                  <svg:desc>tests.O1:tests.O100</svg:desc>
                </draw:g>
              </table:table-cell>
              <table:table-cell office:value-type="float" office:value="1894">
                <text:p>1894</text:p>
                <draw:g>
                  <svg:desc>tests.P1:test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990">
                <text:p>699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2048">
                <text:p>12048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7395">
                <text:p>17395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2818">
                <text:p>22818</text:p>
              </table:table-cell>
              <table:table-cell office:value-type="float" office:value="12347">
                <text:p>12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0262">
                <text:p>30262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5752">
                <text:p>35752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4193">
                <text:p>44193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9905">
                <text:p>49905</text:p>
              </table:table-cell>
              <table:table-cell office:value-type="float" office:value="24601">
                <text:p>24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9313">
                <text:p>59313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7424">
                <text:p>67424</text:p>
              </table:table-cell>
              <table:table-cell office:value-type="float" office:value="32605">
                <text:p>32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1350">
                <text:p>71350</text:p>
              </table:table-cell>
              <table:table-cell office:value-type="float" office:value="35152">
                <text:p>35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7334">
                <text:p>77334</text:p>
              </table:table-cell>
              <table:table-cell office:value-type="float" office:value="38317">
                <text:p>38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85617">
                <text:p>85617</text:p>
              </table:table-cell>
              <table:table-cell office:value-type="float" office:value="40805">
                <text:p>40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95217">
                <text:p>95217</text:p>
              </table:table-cell>
              <table:table-cell office:value-type="float" office:value="43725">
                <text:p>43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03476">
                <text:p>103476</text:p>
              </table:table-cell>
              <table:table-cell office:value-type="float" office:value="47739">
                <text:p>47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09084">
                <text:p>109084</text:p>
              </table:table-cell>
              <table:table-cell office:value-type="float" office:value="50492">
                <text:p>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16498">
                <text:p>116498</text:p>
              </table:table-cell>
              <table:table-cell office:value-type="float" office:value="53913">
                <text:p>53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7452">
                <text:p>127452</text:p>
              </table:table-cell>
              <table:table-cell office:value-type="float" office:value="56601">
                <text:p>56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34765">
                <text:p>134765</text:p>
              </table:table-cell>
              <table:table-cell office:value-type="float" office:value="59822">
                <text:p>5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45509">
                <text:p>145509</text:p>
              </table:table-cell>
              <table:table-cell office:value-type="float" office:value="68332">
                <text:p>68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52542">
                <text:p>152542</text:p>
              </table:table-cell>
              <table:table-cell office:value-type="float" office:value="70935">
                <text:p>70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58815">
                <text:p>158815</text:p>
              </table:table-cell>
              <table:table-cell office:value-type="float" office:value="73479">
                <text:p>73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67380">
                <text:p>167380</text:p>
              </table:table-cell>
              <table:table-cell office:value-type="float" office:value="76567">
                <text:p>7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75957">
                <text:p>175957</text:p>
              </table:table-cell>
              <table:table-cell office:value-type="float" office:value="79490">
                <text:p>79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91270">
                <text:p>191270</text:p>
              </table:table-cell>
              <table:table-cell office:value-type="float" office:value="83423">
                <text:p>83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92726">
                <text:p>192726</text:p>
              </table:table-cell>
              <table:table-cell office:value-type="float" office:value="86208">
                <text:p>86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00967">
                <text:p>200967</text:p>
              </table:table-cell>
              <table:table-cell office:value-type="float" office:value="88911">
                <text:p>8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4822">
                <text:p>214822</text:p>
              </table:table-cell>
              <table:table-cell office:value-type="float" office:value="92211">
                <text:p>92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3095">
                <text:p>223095</text:p>
              </table:table-cell>
              <table:table-cell office:value-type="float" office:value="95242">
                <text:p>95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22355">
                <text:p>222355</text:p>
              </table:table-cell>
              <table:table-cell office:value-type="float" office:value="101007">
                <text:p>101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33619">
                <text:p>233619</text:p>
              </table:table-cell>
              <table:table-cell office:value-type="float" office:value="103796">
                <text:p>1037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46040">
                <text:p>246040</text:p>
              </table:table-cell>
              <table:table-cell office:value-type="float" office:value="106487">
                <text:p>106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56478">
                <text:p>256478</text:p>
              </table:table-cell>
              <table:table-cell office:value-type="float" office:value="109812">
                <text:p>109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67802">
                <text:p>267802</text:p>
              </table:table-cell>
              <table:table-cell office:value-type="float" office:value="112768">
                <text:p>112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78065">
                <text:p>278065</text:p>
              </table:table-cell>
              <table:table-cell office:value-type="float" office:value="117158">
                <text:p>117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78509">
                <text:p>278509</text:p>
              </table:table-cell>
              <table:table-cell office:value-type="float" office:value="119848">
                <text:p>119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85768">
                <text:p>285768</text:p>
              </table:table-cell>
              <table:table-cell office:value-type="float" office:value="122988">
                <text:p>122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06224">
                <text:p>306224</text:p>
              </table:table-cell>
              <table:table-cell office:value-type="float" office:value="126509">
                <text:p>126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16936">
                <text:p>316936</text:p>
              </table:table-cell>
              <table:table-cell office:value-type="float" office:value="129919">
                <text:p>1299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321370">
                <text:p>321370</text:p>
              </table:table-cell>
              <table:table-cell office:value-type="float" office:value="144658">
                <text:p>144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328924">
                <text:p>328924</text:p>
              </table:table-cell>
              <table:table-cell office:value-type="float" office:value="147496">
                <text:p>147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34368">
                <text:p>334368</text:p>
              </table:table-cell>
              <table:table-cell office:value-type="float" office:value="150185">
                <text:p>150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47662">
                <text:p>347662</text:p>
              </table:table-cell>
              <table:table-cell office:value-type="float" office:value="153245">
                <text:p>153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48514">
                <text:p>348514</text:p>
              </table:table-cell>
              <table:table-cell office:value-type="float" office:value="156048">
                <text:p>156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360040">
                <text:p>360040</text:p>
              </table:table-cell>
              <table:table-cell office:value-type="float" office:value="158806">
                <text:p>158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374132">
                <text:p>374132</text:p>
              </table:table-cell>
              <table:table-cell office:value-type="float" office:value="162621">
                <text:p>162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87217">
                <text:p>387217</text:p>
              </table:table-cell>
              <table:table-cell office:value-type="float" office:value="165553">
                <text:p>165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94195">
                <text:p>394195</text:p>
              </table:table-cell>
              <table:table-cell office:value-type="float" office:value="168816">
                <text:p>168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02627">
                <text:p>402627</text:p>
              </table:table-cell>
              <table:table-cell office:value-type="float" office:value="171851">
                <text:p>171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410329">
                <text:p>410329</text:p>
              </table:table-cell>
              <table:table-cell office:value-type="float" office:value="174798">
                <text:p>174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421387">
                <text:p>421387</text:p>
              </table:table-cell>
              <table:table-cell office:value-type="float" office:value="180272">
                <text:p>180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423061">
                <text:p>423061</text:p>
              </table:table-cell>
              <table:table-cell office:value-type="float" office:value="182992">
                <text:p>182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447731">
                <text:p>447731</text:p>
              </table:table-cell>
              <table:table-cell office:value-type="float" office:value="186354">
                <text:p>18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459926">
                <text:p>459926</text:p>
              </table:table-cell>
              <table:table-cell office:value-type="float" office:value="189078">
                <text:p>189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472187">
                <text:p>472187</text:p>
              </table:table-cell>
              <table:table-cell office:value-type="float" office:value="192255">
                <text:p>192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77860">
                <text:p>477860</text:p>
              </table:table-cell>
              <table:table-cell office:value-type="float" office:value="196444">
                <text:p>196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78446">
                <text:p>478446</text:p>
              </table:table-cell>
              <table:table-cell office:value-type="float" office:value="199352">
                <text:p>199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81567">
                <text:p>481567</text:p>
              </table:table-cell>
              <table:table-cell office:value-type="float" office:value="202978">
                <text:p>20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97757">
                <text:p>497757</text:p>
              </table:table-cell>
              <table:table-cell office:value-type="float" office:value="205917">
                <text:p>205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511116">
                <text:p>511116</text:p>
              </table:table-cell>
              <table:table-cell office:value-type="float" office:value="209317">
                <text:p>209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522686">
                <text:p>522686</text:p>
              </table:table-cell>
              <table:table-cell office:value-type="float" office:value="218018">
                <text:p>218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530872">
                <text:p>530872</text:p>
              </table:table-cell>
              <table:table-cell office:value-type="float" office:value="220796">
                <text:p>220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529823">
                <text:p>529823</text:p>
              </table:table-cell>
              <table:table-cell office:value-type="float" office:value="224084">
                <text:p>224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43410">
                <text:p>543410</text:p>
              </table:table-cell>
              <table:table-cell office:value-type="float" office:value="226879">
                <text:p>226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67700">
                <text:p>567700</text:p>
              </table:table-cell>
              <table:table-cell office:value-type="float" office:value="229987">
                <text:p>229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77578">
                <text:p>577578</text:p>
              </table:table-cell>
              <table:table-cell office:value-type="float" office:value="234094">
                <text:p>23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82272">
                <text:p>582272</text:p>
              </table:table-cell>
              <table:table-cell office:value-type="float" office:value="237138">
                <text:p>237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91775">
                <text:p>591775</text:p>
              </table:table-cell>
              <table:table-cell office:value-type="float" office:value="240037">
                <text:p>240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93346">
                <text:p>593346</text:p>
              </table:table-cell>
              <table:table-cell office:value-type="float" office:value="243524">
                <text:p>243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02721">
                <text:p>602721</text:p>
              </table:table-cell>
              <table:table-cell office:value-type="float" office:value="246792">
                <text:p>246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05190">
                <text:p>605190</text:p>
              </table:table-cell>
              <table:table-cell office:value-type="float" office:value="252806">
                <text:p>252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19169">
                <text:p>619169</text:p>
              </table:table-cell>
              <table:table-cell office:value-type="float" office:value="255784">
                <text:p>255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41687">
                <text:p>641687</text:p>
              </table:table-cell>
              <table:table-cell office:value-type="float" office:value="258677">
                <text:p>258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657416">
                <text:p>657416</text:p>
              </table:table-cell>
              <table:table-cell office:value-type="float" office:value="262185">
                <text:p>2621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668103">
                <text:p>668103</text:p>
              </table:table-cell>
              <table:table-cell office:value-type="float" office:value="265431">
                <text:p>2654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675954">
                <text:p>675954</text:p>
              </table:table-cell>
              <table:table-cell office:value-type="float" office:value="269971">
                <text:p>269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695265">
                <text:p>695265</text:p>
              </table:table-cell>
              <table:table-cell office:value-type="float" office:value="272938">
                <text:p>272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688854">
                <text:p>688854</text:p>
              </table:table-cell>
              <table:table-cell office:value-type="float" office:value="276315">
                <text:p>276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700510">
                <text:p>700510</text:p>
              </table:table-cell>
              <table:table-cell office:value-type="float" office:value="280231">
                <text:p>280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712176">
                <text:p>712176</text:p>
              </table:table-cell>
              <table:table-cell office:value-type="float" office:value="283771">
                <text:p>283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714620">
                <text:p>714620</text:p>
              </table:table-cell>
              <table:table-cell office:value-type="float" office:value="310953">
                <text:p>3109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735384">
                <text:p>735384</text:p>
              </table:table-cell>
              <table:table-cell office:value-type="float" office:value="313769">
                <text:p>313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731225">
                <text:p>731225</text:p>
              </table:table-cell>
              <table:table-cell office:value-type="float" office:value="316450">
                <text:p>3164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737573">
                <text:p>737573</text:p>
              </table:table-cell>
              <table:table-cell office:value-type="float" office:value="319521">
                <text:p>31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748333">
                <text:p>748333</text:p>
              </table:table-cell>
              <table:table-cell office:value-type="float" office:value="322324">
                <text:p>322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751811">
                <text:p>751811</text:p>
              </table:table-cell>
              <table:table-cell office:value-type="float" office:value="325098">
                <text:p>325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787352">
                <text:p>787352</text:p>
              </table:table-cell>
              <table:table-cell office:value-type="float" office:value="328979">
                <text:p>3289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14268">
                <text:p>814268</text:p>
              </table:table-cell>
              <table:table-cell office:value-type="float" office:value="331814">
                <text:p>331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798641">
                <text:p>798641</text:p>
              </table:table-cell>
              <table:table-cell office:value-type="float" office:value="335102">
                <text:p>335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817003">
                <text:p>817003</text:p>
              </table:table-cell>
              <table:table-cell office:value-type="float" office:value="338112">
                <text:p>338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834373">
                <text:p>834373</text:p>
              </table:table-cell>
              <table:table-cell office:value-type="float" office:value="341107">
                <text:p>341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841703">
                <text:p>841703</text:p>
              </table:table-cell>
              <table:table-cell office:value-type="float" office:value="346522">
                <text:p>34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853845">
                <text:p>853845</text:p>
              </table:table-cell>
              <table:table-cell office:value-type="float" office:value="349290">
                <text:p>3492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860383">
                <text:p>860383</text:p>
              </table:table-cell>
              <table:table-cell office:value-type="float" office:value="352645">
                <text:p>352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847162">
                <text:p>847162</text:p>
              </table:table-cell>
              <table:table-cell office:value-type="float" office:value="355598">
                <text:p>3555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880658">
                <text:p>880658</text:p>
              </table:table-cell>
              <table:table-cell office:value-type="float" office:value="358545">
                <text:p>358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879436">
                <text:p>879436</text:p>
              </table:table-cell>
              <table:table-cell office:value-type="float" office:value="362708">
                <text:p>362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875029">
                <text:p>875029</text:p>
              </table:table-cell>
              <table:table-cell office:value-type="float" office:value="365659">
                <text:p>365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905330">
                <text:p>905330</text:p>
              </table:table-cell>
              <table:table-cell office:value-type="float" office:value="369272">
                <text:p>369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